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urier New" svg:font-family="'Courier New'"/>
    <style:font-face style:name="Mangal1" svg:font-family="Mangal"/>
    <style:font-face style:name="Times New Roman1" svg:font-family="'Times New Roman'"/>
    <style:font-face style:name="나눔고딕" svg:font-family="나눔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ffffff" loext:opacity="100%" style:font-name="Times New Roman"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2" style:family="paragraph" style:parent-style-name="Standard">
      <style:paragraph-properties fo:line-height="150%"/>
      <style:text-properties fo:color="#ffffff" loext:opacity="100%" style:font-name="Times New Roman" fo:font-size="11pt" fo:font-style="normal" officeooo:rsid="00208bf1" officeooo:paragraph-rsid="00a3e58b" style:font-name-asian="나눔고딕" style:font-size-asian="11pt" style:language-asian="ko" style:country-asian="KR" style:font-style-asian="normal" style:font-size-complex="11pt" style:font-style-complex="normal"/>
    </style:style>
    <style:style style:name="P3" style:family="paragraph" style:parent-style-name="Standard">
      <style:text-properties fo:color="#ffffff" loext:opacity="100%" style:font-name="나눔고딕" fo:font-size="11pt" officeooo:paragraph-rsid="008ef2e1" style:font-name-asian="나눔고딕" style:font-size-asian="11pt" style:font-size-complex="11pt"/>
    </style:style>
    <style:style style:name="P4" style:family="paragraph" style:parent-style-name="Standard">
      <style:text-properties fo:color="#ffffff" loext:opacity="100%" style:font-name="나눔고딕" fo:font-size="11pt" officeooo:paragraph-rsid="00ab6be0" style:font-name-asian="나눔고딕" style:font-size-asian="11pt" style:font-size-complex="11pt"/>
    </style:style>
    <style:style style:name="P5" style:family="paragraph" style:parent-style-name="Standard">
      <style:text-properties fo:color="#ffffff" loext:opacity="100%" style:font-name="나눔고딕" fo:font-size="11pt" officeooo:rsid="000a6ccd" officeooo:paragraph-rsid="0090a44d" style:font-name-asian="나눔고딕" style:font-size-asian="11pt" style:font-size-complex="11pt"/>
    </style:style>
    <style:style style:name="P6" style:family="paragraph" style:parent-style-name="Standard">
      <style:text-properties fo:color="#ffffff" loext:opacity="100%" style:font-name="나눔고딕" fo:font-size="11pt" officeooo:rsid="000a6ccd" officeooo:paragraph-rsid="008ef2e1" style:font-name-asian="나눔고딕" style:font-size-asian="11pt" style:font-size-complex="11pt"/>
    </style:style>
    <style:style style:name="P7" style:family="paragraph" style:parent-style-name="Standard">
      <style:text-properties fo:color="#ffffff" loext:opacity="100%" style:font-name="나눔고딕" fo:font-size="11pt" officeooo:rsid="000bd4d8" officeooo:paragraph-rsid="008ef2e1" style:font-name-asian="나눔고딕" style:font-size-asian="11pt" style:font-size-complex="11pt"/>
    </style:style>
    <style:style style:name="P8" style:family="paragraph" style:parent-style-name="Standard">
      <style:text-properties fo:color="#ffffff" loext:opacity="100%" style:font-name="나눔고딕" fo:font-size="11pt" officeooo:rsid="000bd4d8" officeooo:paragraph-rsid="0095068e" style:font-name-asian="나눔고딕" style:font-size-asian="11pt" style:font-size-complex="11pt"/>
    </style:style>
    <style:style style:name="P9" style:family="paragraph" style:parent-style-name="Standard">
      <style:text-properties fo:color="#ffffff" loext:opacity="100%" style:font-name="나눔고딕" fo:font-size="11pt" officeooo:rsid="0010bbf8" officeooo:paragraph-rsid="008ef2e1" style:font-name-asian="나눔고딕" style:font-size-asian="11pt" style:font-size-complex="11pt"/>
    </style:style>
    <style:style style:name="P10" style:family="paragraph" style:parent-style-name="Standard">
      <style:text-properties fo:color="#ffffff" loext:opacity="100%" style:font-name="나눔고딕" fo:font-size="11pt" officeooo:rsid="0095068e" officeooo:paragraph-rsid="0095068e" style:font-name-asian="나눔고딕" style:font-size-asian="11pt" style:language-asian="ko" style:country-asian="KR" style:font-size-complex="11pt"/>
    </style:style>
    <style:style style:name="P11" style:family="paragraph" style:parent-style-name="Standard">
      <style:text-properties fo:color="#ffffff" loext:opacity="100%" style:font-name="나눔고딕" fo:font-size="11pt" officeooo:rsid="000bd4d8" officeooo:paragraph-rsid="008ef2e1" style:font-name-asian="나눔고딕" style:font-size-asian="11pt" style:language-asian="ko" style:country-asian="KR" style:font-size-complex="11pt"/>
    </style:style>
    <style:style style:name="P12" style:family="paragraph" style:parent-style-name="Standard">
      <style:paragraph-properties fo:line-height="150%"/>
      <style:text-properties fo:color="#ffffff" loext:opacity="100%" style:font-name="나눔고딕" fo:font-size="11pt" fo:font-style="normal" officeooo:rsid="00208bf1" officeooo:paragraph-rsid="0095068e" style:font-name-asian="나눔고딕" style:font-size-asian="11pt" style:language-asian="ko" style:country-asian="KR" style:font-style-asian="normal" style:font-size-complex="11pt" style:font-style-complex="normal"/>
    </style:style>
    <style:style style:name="P13" style:family="paragraph" style:parent-style-name="Standard">
      <style:paragraph-properties fo:line-height="150%"/>
      <style:text-properties fo:color="#ffffff" loext:opacity="100%" style:font-name="나눔고딕" fo:font-size="11pt" fo:font-style="normal" officeooo:rsid="00208bf1" officeooo:paragraph-rsid="0096d65b" style:font-name-asian="나눔고딕" style:font-size-asian="11pt" style:language-asian="ko" style:country-asian="KR" style:font-style-asian="normal" style:font-size-complex="11pt" style:font-style-complex="normal"/>
    </style:style>
    <style:style style:name="P14" style:family="paragraph" style:parent-style-name="Standard">
      <style:paragraph-properties fo:line-height="150%"/>
      <style:text-properties fo:color="#ffffff" loext:opacity="100%" style:font-name="나눔고딕" fo:font-size="11pt" fo:font-style="normal" officeooo:rsid="00208bf1" officeooo:paragraph-rsid="00047752" style:font-name-asian="나눔고딕" style:font-size-asian="11pt" style:language-asian="ko" style:country-asian="KR" style:font-style-asian="normal" style:font-size-complex="11pt" style:font-style-complex="normal"/>
    </style:style>
    <style:style style:name="P15" style:family="paragraph" style:parent-style-name="Standard">
      <style:paragraph-properties fo:line-height="150%"/>
      <style:text-properties fo:color="#ffffff" loext:opacity="100%" style:font-name="나눔고딕" fo:font-size="11pt" fo:font-style="normal" officeooo:rsid="00208bf1" officeooo:paragraph-rsid="009b22b7" style:font-name-asian="나눔고딕" style:font-size-asian="11pt" style:language-asian="ko" style:country-asian="KR" style:font-style-asian="normal" style:font-size-complex="11pt" style:font-style-complex="normal"/>
    </style:style>
    <style:style style:name="P16" style:family="paragraph" style:parent-style-name="Standard">
      <style:paragraph-properties fo:line-height="150%"/>
      <style:text-properties fo:color="#ffffff" loext:opacity="100%" style:font-name="나눔고딕" fo:font-size="11pt" fo:font-style="normal" officeooo:rsid="00208bf1" officeooo:paragraph-rsid="0065199d" style:font-name-asian="나눔고딕" style:font-size-asian="11pt" style:language-asian="ko" style:country-asian="KR" style:font-style-asian="normal" style:font-size-complex="11pt" style:font-style-complex="normal"/>
    </style:style>
    <style:style style:name="P17" style:family="paragraph" style:parent-style-name="Standard">
      <style:paragraph-properties fo:line-height="150%"/>
      <style:text-properties fo:color="#ffffff" loext:opacity="100%" style:font-name="나눔고딕"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18" style:family="paragraph" style:parent-style-name="Standard">
      <style:paragraph-properties fo:line-height="150%"/>
      <style:text-properties fo:color="#ffffff" loext:opacity="100%" style:font-name="나눔고딕" fo:font-size="11pt" fo:font-style="normal" officeooo:rsid="00208bf1" officeooo:paragraph-rsid="0075a846" style:font-name-asian="나눔고딕" style:font-size-asian="11pt" style:language-asian="ko" style:country-asian="KR" style:font-style-asian="normal" style:font-size-complex="11pt" style:font-style-complex="normal"/>
    </style:style>
    <style:style style:name="P19" style:family="paragraph" style:parent-style-name="Standard">
      <style:paragraph-properties fo:line-height="150%"/>
      <style:text-properties fo:color="#ffffff" loext:opacity="100%" fo:font-size="11pt" officeooo:paragraph-rsid="00047752" style:font-size-asian="11pt" style:font-size-complex="11pt"/>
    </style:style>
    <style:style style:name="P20" style:family="paragraph" style:parent-style-name="Standard">
      <style:paragraph-properties fo:line-height="150%"/>
      <style:text-properties fo:color="#ffffff" loext:opacity="100%" fo:font-size="11pt" officeooo:paragraph-rsid="00c0fe7d" style:font-size-asian="11pt" style:font-size-complex="11pt"/>
    </style:style>
    <style:style style:name="P21"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6ac0a7" style:text-blinking="false" fo:background-color="transparent" style:font-name-asian="나눔고딕" style:font-size-asian="11pt" style:language-asian="ko" style:country-asian="KR" style:font-style-asian="normal" style:font-size-complex="11pt" style:font-style-complex="normal"/>
    </style:style>
    <style:style style:name="P22"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047752" style:text-blinking="false" fo:background-color="transparent" style:font-name-asian="나눔고딕" style:font-size-asian="11pt" style:language-asian="ko" style:country-asian="KR" style:font-style-asian="normal" style:font-size-complex="11pt" style:font-style-complex="normal"/>
    </style:style>
    <style:style style:name="P23"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75a846" style:text-blinking="false" fo:background-color="transparent" style:font-name-asian="나눔고딕" style:font-size-asian="11pt" style:language-asian="ko" style:country-asian="KR" style:font-style-asian="normal" style:font-size-complex="11pt" style:font-style-complex="normal"/>
    </style:style>
    <style:style style:name="P24"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7e54a0" style:text-blinking="false" fo:background-color="transparent" style:font-name-asian="나눔고딕" style:font-size-asian="11pt" style:language-asian="ko" style:country-asian="KR" style:font-style-asian="normal" style:font-size-complex="11pt" style:font-style-complex="normal"/>
    </style:style>
    <style:style style:name="P25" style:family="paragraph" style:parent-style-name="Standard">
      <style:paragraph-properties fo:line-height="150%"/>
      <style:text-properties officeooo:paragraph-rsid="006ac0a7"/>
    </style:style>
    <style:style style:name="P26" style:family="paragraph" style:parent-style-name="Text_20_body">
      <style:paragraph-properties fo:line-height="150%"/>
      <style:text-properties fo:color="#ffffff" loext:opacity="100%" style:font-name="Times New Roman" fo:font-size="11pt" fo:font-style="normal" officeooo:rsid="00208bf1" officeooo:paragraph-rsid="00a766c2" style:font-name-asian="나눔고딕" style:font-size-asian="11pt" style:language-asian="ko" style:country-asian="KR" style:font-style-asian="normal" style:font-size-complex="11pt" style:font-style-complex="normal"/>
    </style:style>
    <style:style style:name="P27" style:family="paragraph" style:parent-style-name="Text_20_body">
      <style:paragraph-properties fo:line-height="150%"/>
      <style:text-properties fo:color="#ffffff" loext:opacity="100%" style:font-name="나눔고딕" fo:font-size="11pt" fo:font-style="normal" officeooo:rsid="00208bf1" officeooo:paragraph-rsid="00988edd" style:font-name-asian="나눔고딕" style:font-size-asian="11pt" style:language-asian="ko" style:country-asian="KR" style:font-style-asian="normal" style:font-size-complex="11pt" style:font-style-complex="normal"/>
    </style:style>
    <style:style style:name="P28" style:family="paragraph" style:parent-style-name="Text_20_body">
      <style:paragraph-properties fo:line-height="150%"/>
      <style:text-properties fo:color="#ffffff" loext:opacity="100%" style:font-name="나눔고딕" fo:font-size="11pt" fo:font-style="normal" officeooo:rsid="00208bf1" officeooo:paragraph-rsid="005e061f" style:font-name-asian="나눔고딕" style:font-size-asian="11pt" style:language-asian="ko" style:country-asian="KR" style:font-style-asian="normal" style:font-size-complex="11pt" style:font-style-complex="normal"/>
    </style:style>
    <style:style style:name="P29" style:family="paragraph" style:parent-style-name="Text_20_body">
      <style:paragraph-properties fo:line-height="150%"/>
      <style:text-properties fo:color="#ffffff" loext:opacity="100%" style:font-name="나눔고딕" fo:font-size="11pt" fo:font-style="normal" officeooo:rsid="00208bf1" officeooo:paragraph-rsid="00a38b7d" style:font-name-asian="나눔고딕" style:font-size-asian="11pt" style:language-asian="ko" style:country-asian="KR" style:font-style-asian="normal" style:font-size-complex="11pt" style:font-style-complex="normal"/>
    </style:style>
    <style:style style:name="P30" style:family="paragraph" style:parent-style-name="Text_20_body">
      <style:paragraph-properties fo:line-height="150%"/>
      <style:text-properties fo:color="#ffffff" loext:opacity="100%" style:font-name="나눔고딕" fo:font-size="11pt" fo:font-style="normal" officeooo:rsid="00208bf1" officeooo:paragraph-rsid="007e54a0" style:font-name-asian="나눔고딕" style:font-size-asian="11pt" style:language-asian="ko" style:country-asian="KR" style:font-style-asian="normal" style:font-size-complex="11pt" style:font-style-complex="normal"/>
    </style:style>
    <style:style style:name="P31" style:family="paragraph" style:parent-style-name="Text_20_body">
      <style:paragraph-properties fo:line-height="150%"/>
      <style:text-properties fo:color="#ffffff" loext:opacity="100%" style:font-name="나눔고딕" fo:font-size="11pt" fo:font-style="normal" officeooo:rsid="00868504" officeooo:paragraph-rsid="00b6e686" style:font-name-asian="나눔고딕" style:font-size-asian="11pt" style:language-asian="ko" style:country-asian="KR" style:font-style-asian="normal" style:font-size-complex="11pt" style:font-style-complex="normal"/>
    </style:style>
    <style:style style:name="P32" style:family="paragraph" style:parent-style-name="Text_20_body">
      <style:paragraph-properties fo:line-height="150%"/>
      <style:text-properties fo:color="#ffffff" loext:opacity="100%" fo:font-size="11pt" officeooo:paragraph-rsid="00b6e686" style:font-size-asian="11pt" style:font-size-complex="11pt"/>
    </style:style>
    <style:style style:name="P33" style:family="paragraph" style:parent-style-name="Text_20_body">
      <style:paragraph-properties fo:line-height="150%"/>
      <style:text-properties fo:color="#ffffff" loext:opacity="100%" fo:font-size="11pt" officeooo:paragraph-rsid="00beea9e" style:font-size-asian="11pt" style:font-size-complex="11pt"/>
    </style:style>
    <style:style style:name="P34" style:family="paragraph" style:parent-style-name="Text_20_body">
      <style:paragraph-properties fo:line-height="150%"/>
      <style:text-properties fo:color="#ffffff" loext:opacity="100%" fo:font-size="11pt" officeooo:paragraph-rsid="00c0fe7d" style:font-size-asian="11pt" style:font-size-complex="11pt"/>
    </style:style>
    <style:style style:name="P35"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868504" officeooo:paragraph-rsid="00b6e686" style:text-blinking="false" fo:background-color="transparent" style:font-name-asian="나눔고딕" style:font-size-asian="11pt" style:language-asian="ko" style:country-asian="KR" style:font-style-asian="normal" style:font-size-complex="11pt" style:font-style-complex="normal"/>
    </style:style>
    <style:style style:name="P36" style:family="paragraph" style:parent-style-name="Text_20_body">
      <style:paragraph-properties fo:margin-left="0cm" fo:margin-right="0cm" fo:margin-top="0.067cm" fo:margin-bottom="0cm" style:contextual-spacing="false" fo:line-height="138%" fo:text-align="end" style:justify-single-word="false" fo:text-indent="0cm" style:auto-text-indent="false" style:writing-mode="lr-tb"/>
      <style:text-properties fo:color="#ffffff" loext:opacity="100%" fo:font-size="11pt" style:font-size-asian="11pt" style:font-size-complex="11pt"/>
    </style:style>
    <style:style style:name="P37" style:family="paragraph" style:parent-style-name="Text_20_body">
      <style:paragraph-properties fo:margin-left="0cm" fo:margin-right="0cm" fo:margin-top="0.526cm" fo:margin-bottom="0cm" style:contextual-spacing="false" fo:line-height="138%" fo:text-align="justify" style:justify-single-word="false" fo:text-indent="0cm" style:auto-text-indent="false" style:writing-mode="lr-tb"/>
      <style:text-properties fo:color="#ffffff" loext:opacity="100%" fo:font-size="11pt" style:font-size-asian="11pt" style:font-size-complex="11pt"/>
    </style:style>
    <style:style style:name="P38" style:family="paragraph" style:parent-style-name="Text_20_body">
      <style:paragraph-properties fo:margin-left="0cm" fo:margin-right="0cm" fo:margin-top="0.034cm" fo:margin-bottom="0cm" style:contextual-spacing="false" fo:line-height="138%" fo:text-align="end" style:justify-single-word="false" fo:text-indent="0cm" style:auto-text-indent="false" style:writing-mode="lr-tb"/>
      <style:text-properties fo:color="#ffffff" loext:opacity="100%" fo:font-size="11pt" style:font-size-asian="11pt" style:font-size-complex="11pt"/>
    </style:style>
    <style:style style:name="P39"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40" style:family="paragraph" style:parent-style-name="Text_20_body">
      <style:paragraph-properties fo:margin-left="0cm" fo:margin-right="0cm" fo:margin-top="0.568cm" fo:margin-bottom="0cm" style:contextual-spacing="false" fo:line-height="138%" fo:text-indent="0cm" style:auto-text-indent="false" style:writing-mode="lr-tb"/>
      <style:text-properties fo:color="#ffffff" loext:opacity="100%" fo:font-size="11pt" style:font-size-asian="11pt" style:font-size-complex="11pt"/>
    </style:style>
    <style:style style:name="P41" style:family="paragraph" style:parent-style-name="Text_20_body">
      <style:paragraph-properties fo:margin-left="0cm" fo:margin-right="0cm" fo:margin-top="0cm" fo:margin-bottom="0cm" style:contextual-spacing="false" fo:line-height="138%" fo:text-indent="1.796cm" style:auto-text-indent="false" style:writing-mode="lr-tb"/>
      <style:text-properties fo:color="#ffffff" loext:opacity="100%" fo:font-size="11pt" style:font-size-asian="11pt" style:font-size-complex="11pt"/>
    </style:style>
    <style:style style:name="P42" style:family="paragraph" style:parent-style-name="Text_20_body">
      <style:paragraph-properties fo:margin-left="0cm" fo:margin-right="0cm" fo:margin-top="0cm" fo:margin-bottom="0cm" style:contextual-spacing="false" fo:line-height="138%" fo:text-indent="1.796cm" style:auto-text-indent="false" style:writing-mode="lr-tb"/>
      <style:text-properties fo:color="#ffffff" loext:opacity="100%" fo:font-size="11pt" style:font-size-asian="11pt" style:language-asian="ko" style:country-asian="KR" style:font-size-complex="11pt"/>
    </style:style>
    <style:style style:name="P43" style:family="paragraph" style:parent-style-name="Text_20_body">
      <style:paragraph-properties fo:margin-left="0cm" fo:margin-right="0cm" fo:margin-top="0.062cm" fo:margin-bottom="0cm" style:contextual-spacing="false" fo:line-height="138%" fo:text-align="justify" style:justify-single-word="false" fo:text-indent="1.804cm" style:auto-text-indent="false" style:writing-mode="lr-tb"/>
      <style:text-properties fo:color="#ffffff" loext:opacity="100%" fo:font-size="11pt" style:font-size-asian="11pt" style:language-asian="ko" style:country-asian="KR" style:font-size-complex="11pt"/>
    </style:style>
    <style:style style:name="P44" style:family="paragraph" style:parent-style-name="Text_20_body">
      <style:paragraph-properties fo:margin-left="0cm" fo:margin-right="0cm" fo:margin-top="0cm" fo:margin-bottom="0cm" style:contextual-spacing="false" fo:line-height="138%" fo:text-align="justify" style:justify-single-word="false" fo:text-indent="1.707cm" style:auto-text-indent="false" style:writing-mode="lr-tb"/>
      <style:text-properties fo:color="#ffffff" loext:opacity="100%" fo:font-size="11pt" style:font-size-asian="11pt" style:language-asian="ko" style:country-asian="KR" style:font-size-complex="11pt"/>
    </style:style>
    <style:style style:name="P45" style:family="paragraph" style:parent-style-name="Text_20_body">
      <style:paragraph-properties fo:margin-left="0cm" fo:margin-right="0cm" fo:margin-top="0cm" fo:margin-bottom="0cm" style:contextual-spacing="false" fo:line-height="138%" fo:text-indent="1.66cm" style:auto-text-indent="false" style:writing-mode="lr-tb"/>
      <style:text-properties fo:color="#ffffff" loext:opacity="100%" fo:font-size="11pt" style:font-size-asian="11pt" style:font-size-complex="11pt"/>
    </style:style>
    <style:style style:name="P46" style:family="paragraph" style:parent-style-name="Text_20_body">
      <style:paragraph-properties fo:margin-left="0cm" fo:margin-right="0cm" fo:margin-top="0.06cm" fo:margin-bottom="0cm" style:contextual-spacing="false" fo:line-height="138%" fo:text-align="justify" style:justify-single-word="false" fo:text-indent="1.718cm" style:auto-text-indent="false" style:writing-mode="lr-tb"/>
      <style:text-properties fo:color="#ffffff" loext:opacity="100%" fo:font-size="11pt" style:font-size-asian="11pt" style:font-size-complex="11pt"/>
    </style:style>
    <style:style style:name="P47" style:family="paragraph" style:parent-style-name="Text_20_body">
      <style:paragraph-properties fo:margin-left="2.642cm" fo:margin-right="2.972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48" style:family="paragraph" style:parent-style-name="Text_20_body">
      <style:paragraph-properties fo:margin-left="0cm" fo:margin-right="0cm" fo:margin-top="0cm" fo:margin-bottom="0cm" style:contextual-spacing="false" fo:line-height="138%" fo:text-indent="1.972cm" style:auto-text-indent="false" style:writing-mode="lr-tb"/>
      <style:text-properties fo:color="#ffffff" loext:opacity="100%" fo:font-size="11pt" style:font-size-asian="11pt" style:font-size-complex="11pt"/>
    </style:style>
    <style:style style:name="P49" style:family="paragraph" style:parent-style-name="Text_20_body">
      <style:paragraph-properties fo:margin-left="10.075cm" fo:margin-right="0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50" style:family="paragraph" style:parent-style-name="Text_20_body">
      <style:paragraph-properties fo:margin-left="0cm" fo:margin-right="0cm" fo:margin-top="2.625cm" fo:margin-bottom="0cm" style:contextual-spacing="false" fo:line-height="138%" fo:text-indent="1.905cm" style:auto-text-indent="false" style:writing-mode="lr-tb"/>
      <style:text-properties fo:color="#ffffff" loext:opacity="100%" fo:font-size="11pt" style:font-size-asian="11pt" style:font-size-complex="11pt"/>
    </style:style>
    <style:style style:name="P51" style:family="paragraph" style:parent-style-name="Text_20_body">
      <style:paragraph-properties fo:margin-left="0cm" fo:margin-right="0cm" fo:margin-top="0.018cm" fo:margin-bottom="0cm" style:contextual-spacing="false" fo:line-height="138%" fo:text-indent="1.829cm" style:auto-text-indent="false" style:writing-mode="lr-tb"/>
      <style:text-properties fo:color="#ffffff" loext:opacity="100%" fo:font-size="11pt" style:font-size-asian="11pt" style:font-size-complex="11pt"/>
    </style:style>
    <style:style style:name="P52" style:family="paragraph" style:parent-style-name="Text_20_body">
      <style:paragraph-properties fo:margin-left="2.972cm" fo:margin-right="2.685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53" style:family="paragraph" style:parent-style-name="Text_20_body">
      <style:paragraph-properties fo:margin-left="0cm" fo:margin-right="0cm" fo:margin-top="0.06cm" fo:margin-bottom="0cm" style:contextual-spacing="false" fo:line-height="138%" fo:text-indent="1.693cm" style:auto-text-indent="false" style:writing-mode="lr-tb"/>
      <style:text-properties fo:color="#ffffff" loext:opacity="100%" fo:font-size="11pt" style:font-size-asian="11pt" style:font-size-complex="11pt"/>
    </style:style>
    <style:style style:name="P54" style:family="paragraph" style:parent-style-name="Text_20_body">
      <style:paragraph-properties fo:margin-left="0cm" fo:margin-right="0cm" fo:margin-top="0.06cm" fo:margin-bottom="0cm" style:contextual-spacing="false" fo:line-height="138%" fo:text-align="justify" style:justify-single-word="false" fo:text-indent="1.693cm" style:auto-text-indent="false" style:writing-mode="lr-tb"/>
      <style:text-properties fo:color="#ffffff" loext:opacity="100%" fo:font-size="11pt" style:font-size-asian="11pt" style:font-size-complex="11pt"/>
    </style:style>
    <style:style style:name="P55" style:family="paragraph" style:parent-style-name="Text_20_body">
      <style:paragraph-properties fo:margin-left="0cm" fo:margin-right="0cm" fo:margin-top="0.042cm" fo:margin-bottom="0cm" style:contextual-spacing="false" fo:line-height="138%" fo:text-indent="1.753cm" style:auto-text-indent="false" style:writing-mode="lr-tb"/>
      <style:text-properties fo:color="#ffffff" loext:opacity="100%" fo:font-size="11pt" style:font-size-asian="11pt" style:font-size-complex="11pt"/>
    </style:style>
    <style:style style:name="P56" style:family="paragraph" style:parent-style-name="Text_20_body">
      <style:paragraph-properties fo:margin-left="0cm" fo:margin-right="0cm" fo:margin-top="0.025cm" fo:margin-bottom="0cm" style:contextual-spacing="false" fo:line-height="138%" fo:text-align="justify" style:justify-single-word="false" fo:text-indent="0.771cm" style:auto-text-indent="false" style:writing-mode="lr-tb"/>
      <style:text-properties fo:color="#ffffff" loext:opacity="100%" fo:font-size="11pt" style:font-size-asian="11pt" style:font-size-complex="11pt"/>
    </style:style>
    <style:style style:name="P57" style:family="paragraph" style:parent-style-name="Text_20_body">
      <style:paragraph-properties fo:margin-left="0.06cm" fo:margin-right="2.473cm" fo:margin-top="0.542cm" fo:margin-bottom="0cm" style:contextual-spacing="false" fo:line-height="138%" fo:text-indent="-1.76cm" style:auto-text-indent="false" fo:padding="0cm" fo:border="none" style:writing-mode="lr-tb"/>
      <style:text-properties fo:color="#ffffff" loext:opacity="100%" fo:font-size="11pt" style:font-size-asian="11pt" style:font-size-complex="11pt"/>
    </style:style>
    <style:style style:name="P58" style:family="paragraph" style:parent-style-name="Text_20_body">
      <style:paragraph-properties fo:margin-left="2.711cm" fo:margin-right="3.002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59" style:family="paragraph" style:parent-style-name="Text_20_body">
      <style:paragraph-properties fo:margin-left="0cm" fo:margin-right="0cm" fo:margin-top="0cm" fo:margin-bottom="0cm" style:contextual-spacing="false" fo:line-height="138%" fo:text-align="justify" style:justify-single-word="false" fo:text-indent="1.864cm" style:auto-text-indent="false" style:writing-mode="lr-tb"/>
      <style:text-properties fo:color="#ffffff" loext:opacity="100%" fo:font-size="11pt" style:font-size-asian="11pt" style:font-size-complex="11pt"/>
    </style:style>
    <style:style style:name="P60" style:family="paragraph" style:parent-style-name="Text_20_body">
      <style:paragraph-properties fo:margin-left="0cm" fo:margin-right="0cm" fo:margin-top="0cm" fo:margin-bottom="0cm" style:contextual-spacing="false" fo:line-height="138%" fo:text-align="justify" style:justify-single-word="false" fo:text-indent="1.813cm" style:auto-text-indent="false" style:writing-mode="lr-tb"/>
      <style:text-properties fo:color="#ffffff" loext:opacity="100%" fo:font-size="11pt" style:font-size-asian="11pt" style:font-size-complex="11pt"/>
    </style:style>
    <style:style style:name="P61" style:family="paragraph" style:parent-style-name="Text_20_body">
      <style:paragraph-properties fo:margin-left="0cm" fo:margin-right="10.562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bold" style:text-blinking="false" fo:background-color="transparent" style:font-size-asian="11pt" style:font-size-complex="11pt"/>
    </style:style>
    <style:style style:name="P62" style:family="paragraph" style:parent-style-name="Text_20_body">
      <style:paragraph-properties fo:margin-left="10.049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bold" style:text-blinking="false" fo:background-color="transparent" style:font-size-asian="11pt" style:font-size-complex="11pt"/>
    </style:style>
    <style:style style:name="P63" style:family="paragraph" style:parent-style-name="Text_20_body">
      <style:paragraph-properties fo:margin-left="2.912cm" fo:margin-right="2.769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64" style:family="paragraph" style:parent-style-name="Text_20_body">
      <style:paragraph-properties fo:margin-left="0cm" fo:margin-right="0cm" fo:margin-top="0.051cm" fo:margin-bottom="0cm" style:contextual-spacing="false" fo:line-height="138%" fo:text-indent="1.744cm" style:auto-text-indent="false" style:writing-mode="lr-tb"/>
      <style:text-properties fo:color="#ffffff" loext:opacity="100%" fo:font-size="11pt" style:font-size-asian="11pt" style:font-size-complex="11pt"/>
    </style:style>
    <style:style style:name="P65" style:family="paragraph" style:parent-style-name="Text_20_body">
      <style:paragraph-properties fo:margin-left="0cm" fo:margin-right="0cm" fo:margin-top="0cm" fo:margin-bottom="0cm" style:contextual-spacing="false" fo:line-height="138%" fo:text-indent="1.812cm" style:auto-text-indent="false" style:writing-mode="lr-tb"/>
      <style:text-properties fo:color="#ffffff" loext:opacity="100%" fo:font-size="11pt" style:font-size-asian="11pt" style:font-size-complex="11pt"/>
    </style:style>
    <style:style style:name="P66" style:family="paragraph" style:parent-style-name="Text_20_body">
      <style:paragraph-properties fo:margin-left="0cm" fo:margin-right="0cm" fo:margin-top="0.051cm" fo:margin-bottom="0cm" style:contextual-spacing="false" fo:line-height="138%" fo:text-indent="1.812cm" style:auto-text-indent="false" style:writing-mode="lr-tb"/>
      <style:text-properties fo:color="#ffffff" loext:opacity="100%" fo:font-size="11pt" style:font-size-asian="11pt" style:font-size-complex="11pt"/>
    </style:style>
    <style:style style:name="P67" style:family="paragraph" style:parent-style-name="Text_20_body">
      <style:paragraph-properties fo:margin-left="0cm" fo:margin-right="10.56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8" style:family="paragraph" style:parent-style-name="Text_20_body">
      <style:paragraph-properties fo:margin-left="2.762cm" fo:margin-right="2.932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69" style:family="paragraph" style:parent-style-name="Text_20_body">
      <style:paragraph-properties fo:margin-left="0cm" fo:margin-right="0cm" fo:margin-top="0.572cm" fo:margin-bottom="0cm" style:contextual-spacing="false" fo:line-height="138%" fo:text-align="justify" style:justify-single-word="false" fo:text-indent="0.887cm" style:auto-text-indent="false" style:writing-mode="lr-tb"/>
      <style:text-properties fo:color="#ffffff" loext:opacity="100%" fo:font-size="11pt" style:font-size-asian="11pt" style:font-size-complex="11pt"/>
    </style:style>
    <style:style style:name="P70" style:family="paragraph" style:parent-style-name="Text_20_body">
      <style:paragraph-properties fo:margin-left="0cm" fo:margin-right="0cm" fo:margin-top="0cm" fo:margin-bottom="0cm" style:contextual-spacing="false" fo:line-height="138%" fo:text-indent="1.755cm" style:auto-text-indent="false" style:writing-mode="lr-tb"/>
      <style:text-properties fo:color="#ffffff" loext:opacity="100%" fo:font-size="11pt" style:font-size-asian="11pt" style:font-size-complex="11pt"/>
    </style:style>
    <style:style style:name="P71" style:family="paragraph" style:parent-style-name="Text_20_body">
      <style:paragraph-properties fo:margin-left="0cm" fo:margin-right="0cm" fo:margin-top="0.034cm" fo:margin-bottom="0cm" style:contextual-spacing="false" fo:line-height="138%" fo:text-align="justify" style:justify-single-word="false" fo:text-indent="1.679cm" style:auto-text-indent="false" style:writing-mode="lr-tb"/>
      <style:text-properties fo:color="#ffffff" loext:opacity="100%" fo:font-size="11pt" style:font-size-asian="11pt" style:font-size-complex="11pt"/>
    </style:style>
    <style:style style:name="P72" style:family="paragraph" style:parent-style-name="Text_20_body">
      <style:paragraph-properties fo:margin-left="3.073cm" fo:margin-right="2.649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73" style:family="paragraph" style:parent-style-name="Text_20_body">
      <style:paragraph-properties fo:margin-left="0cm" fo:margin-right="0cm" fo:margin-top="0.025cm" fo:margin-bottom="0cm" style:contextual-spacing="false" fo:line-height="138%" fo:text-indent="1.736cm" style:auto-text-indent="false" style:writing-mode="lr-tb"/>
      <style:text-properties fo:color="#ffffff" loext:opacity="100%" fo:font-size="11pt" style:font-size-asian="11pt" style:font-size-complex="11pt"/>
    </style:style>
    <style:style style:name="P74" style:family="paragraph" style:parent-style-name="Text_20_body">
      <style:paragraph-properties fo:margin-left="0cm" fo:margin-right="0cm" fo:margin-top="0.051cm" fo:margin-bottom="0cm" style:contextual-spacing="false" fo:line-height="138%" fo:text-align="justify" style:justify-single-word="false" fo:text-indent="1.736cm" style:auto-text-indent="false" style:writing-mode="lr-tb"/>
      <style:text-properties fo:color="#ffffff" loext:opacity="100%" fo:font-size="11pt" style:font-size-asian="11pt" style:font-size-complex="11pt"/>
    </style:style>
    <style:style style:name="P75" style:family="paragraph" style:parent-style-name="Text_20_body">
      <style:paragraph-properties fo:margin-left="0cm" fo:margin-right="0cm" fo:margin-top="0.025cm" fo:margin-bottom="0cm" style:contextual-spacing="false" fo:line-height="138%" fo:text-indent="1.626cm" style:auto-text-indent="false" style:writing-mode="lr-tb"/>
      <style:text-properties fo:color="#ffffff" loext:opacity="100%" fo:font-size="11pt" style:font-size-asian="11pt" style:font-size-complex="11pt"/>
    </style:style>
    <style:style style:name="P76" style:family="paragraph" style:parent-style-name="Text_20_body">
      <style:paragraph-properties fo:margin-left="0cm" fo:margin-right="0cm" fo:margin-top="0cm" fo:margin-bottom="0cm" style:contextual-spacing="false" fo:line-height="138%" fo:text-indent="1.93cm" style:auto-text-indent="false" style:writing-mode="lr-tb"/>
      <style:text-properties fo:color="#ffffff" loext:opacity="100%" fo:font-size="11pt" style:font-size-asian="11pt" style:font-size-complex="11pt"/>
    </style:style>
    <style:style style:name="P77" style:family="paragraph" style:parent-style-name="Text_20_body">
      <style:paragraph-properties fo:margin-left="0cm" fo:margin-right="0cm" fo:margin-top="0cm" fo:margin-bottom="0cm" style:contextual-spacing="false" fo:line-height="138%" fo:text-indent="0.998cm" style:auto-text-indent="false" style:writing-mode="lr-tb"/>
      <style:text-properties fo:color="#ffffff" loext:opacity="100%" fo:font-size="11pt" style:font-size-asian="11pt" style:font-size-complex="11pt"/>
    </style:style>
    <style:style style:name="P78" style:family="paragraph" style:parent-style-name="Text_20_body">
      <style:paragraph-properties fo:margin-left="0cm" fo:margin-right="0.062cm" fo:margin-top="0.6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79" style:family="paragraph" style:parent-style-name="Text_20_body">
      <style:paragraph-properties fo:margin-left="0.501cm" fo:margin-right="0cm" fo:margin-top="0.545cm" fo:margin-bottom="0cm" style:contextual-spacing="false" fo:line-height="138%" fo:text-align="justify" style:justify-single-word="false" fo:text-indent="0cm" style:auto-text-indent="false" style:writing-mode="lr-tb"/>
      <style:text-properties fo:color="#ffffff" loext:opacity="100%" fo:font-size="11pt" style:font-size-asian="11pt" style:font-size-complex="11pt"/>
    </style:style>
    <style:style style:name="P80" style:family="paragraph" style:parent-style-name="Text_20_body">
      <style:paragraph-properties fo:margin-left="6.403cm" fo:margin-right="4.329cm" fo:margin-top="0.894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81" style:family="paragraph" style:parent-style-name="Text_20_body">
      <style:paragraph-properties fo:margin-left="0cm" fo:margin-right="0cm" fo:margin-top="0cm" fo:margin-bottom="0cm" style:contextual-spacing="false" fo:line-height="138%" fo:text-align="justify" style:justify-single-word="false" fo:text-indent="1.637cm" style:auto-text-indent="false" style:writing-mode="lr-tb"/>
      <style:text-properties fo:color="#ffffff" loext:opacity="100%" fo:font-size="11pt" style:font-size-asian="11pt" style:font-size-complex="11pt"/>
    </style:style>
    <style:style style:name="P82" style:family="paragraph" style:parent-style-name="Text_20_body">
      <style:paragraph-properties fo:margin-left="0cm" fo:margin-right="0cm" fo:margin-top="0.072cm" fo:margin-bottom="0cm" style:contextual-spacing="false" fo:line-height="138%" fo:text-indent="1.619cm" style:auto-text-indent="false" style:writing-mode="lr-tb"/>
      <style:text-properties fo:color="#ffffff" loext:opacity="100%" fo:font-size="11pt" style:font-size-asian="11pt" style:font-size-complex="11pt"/>
    </style:style>
    <style:style style:name="P83" style:family="paragraph" style:parent-style-name="Text_20_body">
      <style:paragraph-properties fo:margin-left="0cm" fo:margin-right="0cm" fo:margin-top="0.009cm" fo:margin-bottom="0cm" style:contextual-spacing="false" fo:line-height="138%" fo:text-align="justify" style:justify-single-word="false" fo:text-indent="1.838cm" style:auto-text-indent="false" style:writing-mode="lr-tb"/>
      <style:text-properties fo:color="#ffffff" loext:opacity="100%" fo:font-size="11pt" style:font-size-asian="11pt" style:font-size-complex="11pt"/>
    </style:style>
    <style:style style:name="P84" style:family="paragraph" style:parent-style-name="Text_20_body">
      <style:paragraph-properties fo:margin-left="0cm" fo:margin-right="0cm" fo:margin-top="0cm" fo:margin-bottom="0cm" style:contextual-spacing="false" fo:line-height="138%" fo:text-align="justify" style:justify-single-word="false" fo:text-indent="1.887cm" style:auto-text-indent="false" style:writing-mode="lr-tb"/>
      <style:text-properties fo:color="#ffffff" loext:opacity="100%" fo:font-size="11pt" style:font-size-asian="11pt" style:font-size-complex="11pt"/>
    </style:style>
    <style:style style:name="P85" style:family="paragraph" style:parent-style-name="Text_20_body">
      <style:paragraph-properties fo:margin-left="0cm" fo:margin-right="0cm" fo:margin-top="0cm" fo:margin-bottom="0cm" style:contextual-spacing="false" fo:line-height="138%" fo:text-align="justify" style:justify-single-word="false" fo:text-indent="1.82cm" style:auto-text-indent="false" style:writing-mode="lr-tb"/>
      <style:text-properties fo:color="#ffffff" loext:opacity="100%" fo:font-size="11pt" style:font-size-asian="11pt" style:font-size-complex="11pt"/>
    </style:style>
    <style:style style:name="P86" style:family="paragraph" style:parent-style-name="Text_20_body">
      <style:paragraph-properties fo:margin-left="10.185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bold" style:text-blinking="false" fo:background-color="transparent" style:font-size-asian="11pt" style:font-size-complex="11pt"/>
    </style:style>
    <style:style style:name="P87" style:family="paragraph" style:parent-style-name="Text_20_body">
      <style:paragraph-properties fo:margin-left="2.963cm" fo:margin-right="2.769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88" style:family="paragraph" style:parent-style-name="Text_20_body">
      <style:paragraph-properties fo:margin-left="0cm" fo:margin-right="0cm" fo:margin-top="0.06cm" fo:margin-bottom="0cm" style:contextual-spacing="false" fo:line-height="138%" fo:text-indent="1.685cm" style:auto-text-indent="false" style:writing-mode="lr-tb"/>
      <style:text-properties fo:color="#ffffff" loext:opacity="100%" fo:font-size="11pt" style:font-size-asian="11pt" style:font-size-complex="11pt"/>
    </style:style>
    <style:style style:name="P89" style:family="paragraph" style:parent-style-name="Text_20_body">
      <style:paragraph-properties fo:margin-left="3.09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90" style:family="paragraph" style:parent-style-name="Text_20_body">
      <style:paragraph-properties fo:margin-left="0cm" fo:margin-right="10.499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91" style:family="paragraph" style:parent-style-name="Text_20_body">
      <style:paragraph-properties fo:margin-left="0cm" fo:margin-right="10.024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urier New" fo:font-size="11pt" fo:font-style="normal" style:text-underline-style="none" fo:font-weight="normal" style:text-blinking="false" fo:background-color="transparent" style:font-size-asian="11pt" style:font-size-complex="11pt"/>
    </style:style>
    <style:style style:name="P92" style:family="paragraph" style:parent-style-name="Text_20_body">
      <style:paragraph-properties fo:margin-left="2.658cm" fo:margin-right="2.903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93" style:family="paragraph" style:parent-style-name="Text_20_body">
      <style:paragraph-properties fo:margin-left="0.018cm" fo:margin-right="0cm" fo:margin-top="0.517cm" fo:margin-bottom="0cm" style:contextual-spacing="false" fo:line-height="138%" fo:text-indent="-0.076cm" style:auto-text-indent="false" fo:padding="0cm" fo:border="none" style:writing-mode="lr-tb"/>
      <style:text-properties fo:color="#ffffff" loext:opacity="100%" fo:font-size="11pt" style:font-size-asian="11pt" style:font-size-complex="11pt"/>
    </style:style>
    <style:style style:name="P94" style:family="paragraph" style:parent-style-name="Text_20_body">
      <style:paragraph-properties fo:margin-left="0cm" fo:margin-right="0cm" fo:margin-top="0.575cm" fo:margin-bottom="0cm" style:contextual-spacing="false" fo:line-height="138%" fo:text-align="justify" style:justify-single-word="false" fo:text-indent="1.854cm" style:auto-text-indent="false" style:writing-mode="lr-tb"/>
      <style:text-properties fo:color="#ffffff" loext:opacity="100%" fo:font-size="11pt" style:font-size-asian="11pt" style:font-size-complex="11pt"/>
    </style:style>
    <style:style style:name="P95" style:family="paragraph" style:parent-style-name="Text_20_body">
      <style:paragraph-properties fo:margin-left="0cm" fo:margin-right="0cm" fo:margin-top="0.034cm" fo:margin-bottom="0cm" style:contextual-spacing="false" fo:line-height="138%" fo:text-align="justify" style:justify-single-word="false" fo:text-indent="1.769cm" style:auto-text-indent="false" style:writing-mode="lr-tb"/>
      <style:text-properties fo:color="#ffffff" loext:opacity="100%" fo:font-size="11pt" style:font-size-asian="11pt" style:font-size-complex="11pt"/>
    </style:style>
    <style:style style:name="P96" style:family="paragraph" style:parent-style-name="Text_20_body">
      <style:paragraph-properties fo:margin-left="0cm" fo:margin-right="0cm" fo:margin-top="0.009cm" fo:margin-bottom="0cm" style:contextual-spacing="false" fo:line-height="138%" fo:text-align="justify" style:justify-single-word="false" fo:text-indent="1.727cm" style:auto-text-indent="false" style:writing-mode="lr-tb"/>
      <style:text-properties fo:color="#ffffff" loext:opacity="100%" fo:font-size="11pt" style:font-size-asian="11pt" style:font-size-complex="11pt"/>
    </style:style>
    <style:style style:name="P97" style:family="paragraph" style:parent-style-name="Text_20_body">
      <style:paragraph-properties fo:margin-left="3.157cm" fo:margin-right="2.701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98" style:family="paragraph" style:parent-style-name="Text_20_body">
      <style:paragraph-properties fo:margin-left="0cm" fo:margin-right="0cm" fo:margin-top="0.593cm" fo:margin-bottom="0cm" style:contextual-spacing="false" fo:line-height="138%" fo:text-align="justify" style:justify-single-word="false" fo:text-indent="1.575cm" style:auto-text-indent="false" style:writing-mode="lr-tb"/>
      <style:text-properties fo:color="#ffffff" loext:opacity="100%" fo:font-size="11pt" style:font-size-asian="11pt" style:font-size-complex="11pt"/>
    </style:style>
    <style:style style:name="P99" style:family="paragraph" style:parent-style-name="Text_20_body">
      <style:paragraph-properties fo:margin-left="0cm" fo:margin-right="0cm" fo:margin-top="0.093cm" fo:margin-bottom="0cm" style:contextual-spacing="false" fo:line-height="138%" fo:text-indent="1.524cm" style:auto-text-indent="false" style:writing-mode="lr-tb"/>
      <style:text-properties fo:color="#ffffff" loext:opacity="100%" fo:font-size="11pt" style:font-size-asian="11pt" style:font-size-complex="11pt"/>
    </style:style>
    <style:style style:name="P100" style:family="paragraph" style:parent-style-name="Text_20_body">
      <style:paragraph-properties fo:margin-left="2.531cm" fo:margin-right="3.073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101" style:family="paragraph" style:parent-style-name="Text_20_body">
      <style:paragraph-properties fo:margin-left="0cm" fo:margin-right="10.169cm" fo:margin-top="1.718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02" style:family="paragraph" style:parent-style-name="Text_20_body">
      <style:paragraph-properties fo:margin-left="0cm" fo:margin-right="0cm" fo:margin-top="0cm" fo:margin-bottom="0cm" style:contextual-spacing="false" fo:line-height="138%" fo:text-align="justify" style:justify-single-word="false" fo:text-indent="2.014cm" style:auto-text-indent="false" style:writing-mode="lr-tb"/>
      <style:text-properties fo:color="#ffffff" loext:opacity="100%" fo:font-size="11pt" style:font-size-asian="11pt" style:font-size-complex="11pt"/>
    </style:style>
    <style:style style:name="P103" style:family="paragraph" style:parent-style-name="Text_20_body">
      <style:paragraph-properties fo:margin-left="0cm" fo:margin-right="0cm" fo:margin-top="0.009cm" fo:margin-bottom="0cm" style:contextual-spacing="false" fo:line-height="138%" fo:text-align="justify" style:justify-single-word="false" fo:text-indent="1.981cm" style:auto-text-indent="false" style:writing-mode="lr-tb"/>
      <style:text-properties fo:color="#ffffff" loext:opacity="100%" fo:font-size="11pt" style:font-size-asian="11pt" style:font-size-complex="11pt"/>
    </style:style>
    <style:style style:name="P104" style:family="paragraph" style:parent-style-name="Text_20_body">
      <style:paragraph-properties fo:margin-left="3.09cm" fo:margin-right="2.769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105" style:family="paragraph" style:parent-style-name="Text_20_body">
      <style:paragraph-properties fo:margin-left="0cm" fo:margin-right="0cm" fo:margin-top="0.034cm" fo:margin-bottom="0cm" style:contextual-spacing="false" fo:line-height="138%" fo:text-align="justify" style:justify-single-word="false" fo:text-indent="1.676cm" style:auto-text-indent="false" style:writing-mode="lr-tb"/>
      <style:text-properties fo:color="#ffffff" loext:opacity="100%" fo:font-size="11pt" style:font-size-asian="11pt" style:font-size-complex="11pt"/>
    </style:style>
    <style:style style:name="P106" style:family="paragraph" style:parent-style-name="Text_20_body">
      <style:paragraph-properties fo:margin-left="0cm" fo:margin-right="0cm" fo:margin-top="0.06cm" fo:margin-bottom="0cm" style:contextual-spacing="false" fo:line-height="138%" fo:text-indent="1.609cm" style:auto-text-indent="false" style:writing-mode="lr-tb"/>
      <style:text-properties fo:color="#ffffff" loext:opacity="100%" fo:font-size="11pt" style:font-size-asian="11pt" style:font-size-complex="11pt"/>
    </style:style>
    <style:style style:name="P107"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047752" style:text-blinking="false" fo:background-color="transparent" style:font-name-asian="나눔고딕" style:font-size-asian="11pt" style:language-asian="ko" style:country-asian="KR" style:font-style-asian="normal" style:font-size-complex="11pt" style:font-style-complex="normal"/>
    </style:style>
    <style:style style:name="P108"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c181d1" officeooo:paragraph-rsid="00c181d1" style:text-blinking="false" fo:background-color="transparent" style:font-size-asian="11pt" style:language-asian="ko" style:country-asian="KR" style:font-size-complex="11pt"/>
    </style:style>
    <style:style style:name="P109" style:family="paragraph" style:parent-style-name="Standard">
      <style:paragraph-properties fo:line-height="150%"/>
      <style:text-properties fo:color="#ffffff" loext:opacity="100%" fo:font-size="11pt" officeooo:paragraph-rsid="00c0fe7d" style:font-size-asian="11pt" style:language-asian="ko" style:country-asian="KR" style:font-size-complex="11pt"/>
    </style:style>
    <style:style style:name="P110" style:family="paragraph" style:parent-style-name="Standard">
      <style:paragraph-properties fo:line-height="150%"/>
      <style:text-properties fo:color="#ffffff" loext:opacity="100%" fo:font-size="11pt" officeooo:paragraph-rsid="0075a846" style:font-size-asian="11pt" style:font-size-complex="11pt"/>
    </style:style>
    <style:style style:name="P111" style:family="paragraph" style:parent-style-name="Standard">
      <style:paragraph-properties fo:line-height="150%"/>
      <style:text-properties fo:color="#ffffff" loext:opacity="100%" style:font-name="나눔고딕" fo:font-size="11pt" fo:font-style="normal" officeooo:rsid="00208bf1" officeooo:paragraph-rsid="0065199d" style:font-name-asian="나눔고딕" style:font-size-asian="11pt" style:language-asian="ko" style:country-asian="KR" style:font-style-asian="normal" style:font-size-complex="11pt" style:font-style-complex="normal"/>
    </style:style>
    <style:style style:name="P112" style:family="paragraph" style:parent-style-name="Standard">
      <style:paragraph-properties fo:line-height="150%"/>
      <style:text-properties fo:color="#ffffff" loext:opacity="100%" style:font-name="Times New Roman" fo:font-size="11pt" fo:font-style="normal" officeooo:rsid="00208bf1" officeooo:paragraph-rsid="0065199d" style:font-name-asian="나눔고딕" style:font-size-asian="11pt" style:language-asian="ko" style:country-asian="KR" style:font-style-asian="normal" style:font-size-complex="11pt" style:font-style-complex="normal"/>
    </style:style>
    <style:style style:name="P113" style:family="paragraph" style:parent-style-name="Standard">
      <style:paragraph-properties fo:line-height="150%"/>
      <style:text-properties fo:color="#ffffff" loext:opacity="100%" style:font-name="Times New Roman"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114" style:family="paragraph" style:parent-style-name="Standard">
      <style:paragraph-properties fo:line-height="150%"/>
      <style:text-properties officeooo:paragraph-rsid="0075a846"/>
    </style:style>
    <style:style style:name="P115"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italic" style:text-underline-style="none" fo:font-weight="normal" officeooo:paragraph-rsid="00bd081f" style:text-blinking="false" fo:background-color="transparent" style:font-size-asian="11pt" style:font-size-complex="11pt"/>
    </style:style>
    <style:style style:name="P116"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italic" style:text-underline-style="none" fo:font-weight="normal" officeooo:paragraph-rsid="00bd081f" style:text-blinking="false" fo:background-color="transparent" style:font-size-asian="11pt" style:language-asian="ko" style:country-asian="KR" style:font-size-complex="11pt"/>
    </style:style>
    <style:style style:name="P117"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bd081f" style:text-blinking="false" fo:background-color="transparent" style:font-size-asian="11pt" style:font-size-complex="11pt"/>
    </style:style>
    <style:style style:name="P118"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beea9e" style:text-blinking="false" fo:background-color="transparent" style:font-size-asian="11pt" style:language-asian="ko" style:country-asian="KR" style:font-size-complex="11pt"/>
    </style:style>
    <style:style style:name="P119"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c0fe7d" style:text-blinking="false" fo:background-color="transparent" style:font-size-asian="11pt" style:language-asian="ko" style:country-asian="KR" style:font-size-complex="11pt"/>
    </style:style>
    <style:style style:name="P120" style:family="paragraph" style:parent-style-name="Text_20_body">
      <style:paragraph-properties fo:line-height="150%"/>
      <style:text-properties fo:color="#ffffff" loext:opacity="100%" style:font-name="나눔고딕" fo:font-size="11pt" fo:font-style="normal" officeooo:rsid="00208bf1" officeooo:paragraph-rsid="0065199d" style:font-name-asian="나눔고딕" style:font-size-asian="11pt" style:language-asian="ko" style:country-asian="KR" style:font-style-asian="normal" style:font-size-complex="11pt" style:font-style-complex="normal"/>
    </style:style>
    <style:style style:name="P121" style:family="paragraph" style:parent-style-name="Text_20_body">
      <style:paragraph-properties fo:margin-left="0cm" fo:margin-right="0cm" fo:margin-top="0cm" fo:margin-bottom="0cm" style:contextual-spacing="false" fo:line-height="138%" fo:text-indent="1.7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2" style:family="paragraph" style:parent-style-name="Text_20_body">
      <style:paragraph-properties fo:margin-left="0cm" fo:margin-right="0cm" fo:margin-top="0.035cm" fo:margin-bottom="0cm" style:contextual-spacing="false" fo:line-height="138%" fo:text-indent="1.7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3" style:family="paragraph" style:parent-style-name="Text_20_body">
      <style:paragraph-properties fo:margin-left="0cm" fo:margin-right="0cm" fo:margin-top="0.035cm" fo:margin-bottom="0cm" style:contextual-spacing="false" fo:line-height="138%" fo:text-indent="1.7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language-asian="ko" style:country-asian="KR" style:font-size-complex="11pt"/>
    </style:style>
    <style:style style:name="P124" style:family="paragraph" style:parent-style-name="Text_20_body">
      <style:paragraph-properties fo:margin-left="0cm" fo:margin-right="0cm" fo:margin-top="0.062cm" fo:margin-bottom="0cm" style:contextual-spacing="false" fo:line-height="138%" fo:text-align="justify" style:justify-single-word="false" fo:text-indent="1.804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5" style:family="paragraph" style:parent-style-name="Text_20_body">
      <style:paragraph-properties fo:margin-left="0cm" fo:margin-right="0cm" fo:margin-top="0cm" fo:margin-bottom="0cm" style:contextual-spacing="false" fo:line-height="138%" fo:text-align="justify" style:justify-single-word="false" fo:text-indent="1.725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6" style:family="paragraph" style:parent-style-name="Text_20_body">
      <style:paragraph-properties fo:margin-left="0cm" fo:margin-right="0cm" fo:margin-top="0cm" fo:margin-bottom="0cm" style:contextual-spacing="false" fo:line-height="138%" fo:text-align="justify" style:justify-single-word="false" fo:text-indent="1.725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language-asian="ko" style:country-asian="KR" style:font-size-complex="11pt"/>
    </style:style>
    <style:style style:name="P127" style:family="paragraph" style:parent-style-name="Text_20_body">
      <style:paragraph-properties fo:margin-left="0cm" fo:margin-right="0cm" fo:margin-top="0cm" fo:margin-bottom="0cm" style:contextual-spacing="false" fo:line-height="138%" fo:text-align="justify" style:justify-single-word="false" fo:text-indent="1.707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8" style:family="paragraph" style:parent-style-name="Text_20_body">
      <style:paragraph-properties fo:margin-left="0cm" fo:margin-right="0cm" fo:margin-top="0cm" fo:margin-bottom="0cm" style:contextual-spacing="false" fo:line-height="138%" fo:text-align="justify" style:justify-single-word="false" fo:text-indent="1.707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d78ff2" style:text-blinking="false" fo:background-color="transparent" style:font-size-asian="11pt" style:language-asian="ko" style:country-asian="KR" style:font-size-complex="11pt"/>
    </style:style>
    <style:style style:name="P129" style:family="paragraph" style:parent-style-name="Text_20_body">
      <style:paragraph-properties fo:margin-left="0cm" fo:margin-right="0cm" fo:margin-top="0.593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0" style:family="paragraph" style:parent-style-name="Text_20_body">
      <style:paragraph-properties fo:margin-left="0cm" fo:margin-right="0cm" fo:margin-top="0.49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1" style:family="paragraph" style:parent-style-name="Text_20_body">
      <style:paragraph-properties fo:margin-left="0cm" fo:margin-right="0cm" fo:margin-top="0.686cm" fo:margin-bottom="0cm" style:contextual-spacing="false" fo:line-height="138%" fo:text-align="justify" style:justify-single-word="false" fo:text-indent="1.6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2" style:family="paragraph" style:parent-style-name="Text_20_body">
      <style:paragraph-properties fo:margin-left="0cm" fo:margin-right="0cm" fo:margin-top="0.009cm" fo:margin-bottom="0cm" style:contextual-spacing="false" fo:line-height="138%" fo:text-indent="1.66cm" style:auto-text-indent="false" style:writing-mode="lr-tb"/>
      <style:text-properties fo:color="#ffffff" loext:opacity="100%" fo:font-size="11pt" officeooo:paragraph-rsid="00d78ff2" style:font-size-asian="11pt" style:font-size-complex="11pt"/>
    </style:style>
    <style:style style:name="P133" style:family="paragraph" style:parent-style-name="Text_20_body">
      <style:paragraph-properties fo:margin-left="0cm" fo:margin-right="0cm" fo:margin-top="0.531cm" fo:margin-bottom="0cm" style:contextual-spacing="false" fo:line-height="138%" fo:text-align="justify" style:justify-single-word="false" fo:text-indent="0.889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4" style:family="paragraph" style:parent-style-name="Text_20_body">
      <style:paragraph-properties fo:margin-left="0cm" fo:margin-right="0cm" fo:margin-top="0cm" fo:margin-bottom="0cm" style:contextual-spacing="false" fo:line-height="138%" fo:text-align="justify" style:justify-single-word="false" fo:text-indent="1.88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5" style:family="paragraph" style:parent-style-name="Text_20_body">
      <style:paragraph-properties fo:margin-left="0cm" fo:margin-right="0cm" fo:margin-top="0.568cm" fo:margin-bottom="0cm" style:contextual-spacing="false" fo:line-height="138%" fo:text-indent="0.75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6" style:family="paragraph" style:parent-style-name="Text_20_body">
      <style:paragraph-properties fo:margin-left="0cm" fo:margin-right="0cm" fo:margin-top="0.483cm" fo:margin-bottom="0cm" style:contextual-spacing="false" fo:line-height="138%" fo:text-indent="0.59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7" style:family="paragraph" style:parent-style-name="Text_20_body">
      <style:paragraph-properties fo:margin-left="2.558cm" fo:margin-right="3.03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8" style:family="paragraph" style:parent-style-name="Text_20_body">
      <style:paragraph-properties fo:margin-left="0cm" fo:margin-right="0cm" fo:margin-top="0.542cm" fo:margin-bottom="0cm" style:contextual-spacing="false" fo:line-height="138%" fo:text-align="justify" style:justify-single-word="false" fo:text-indent="0.991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9" style:family="paragraph" style:parent-style-name="Text_20_body">
      <style:paragraph-properties fo:margin-left="3.256cm" fo:margin-right="2.997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0" style:family="paragraph" style:parent-style-name="Text_20_body">
      <style:paragraph-properties fo:margin-left="0.474cm" fo:margin-right="0cm" fo:margin-top="0.044cm" fo:margin-bottom="0cm" style:contextual-spacing="false" fo:line-height="138%" fo:text-align="justify" style:justify-single-word="false" fo:text-indent="0.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1" style:family="paragraph" style:parent-style-name="Text_20_body">
      <style:paragraph-properties fo:margin-left="0cm" fo:margin-right="0cm" fo:margin-top="0.072cm" fo:margin-bottom="0cm" style:contextual-spacing="false" fo:line-height="138%" fo:text-indent="1.76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2" style:family="paragraph" style:parent-style-name="Text_20_body">
      <style:paragraph-properties fo:margin-left="2.616cm" fo:margin-right="2.963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3" style:family="paragraph" style:parent-style-name="Text_20_body">
      <style:paragraph-properties fo:margin-left="0cm" fo:margin-right="0cm" fo:margin-top="0.55cm" fo:margin-bottom="0cm" style:contextual-spacing="false" fo:line-height="138%" fo:text-align="justify" style:justify-single-word="false" fo:text-indent="0.70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4" style:family="paragraph" style:parent-style-name="Text_20_body">
      <style:paragraph-properties fo:margin-left="0cm" fo:margin-right="0cm" fo:margin-top="0.575cm" fo:margin-bottom="0cm" style:contextual-spacing="false" fo:line-height="138%" fo:text-indent="1.8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5" style:family="paragraph" style:parent-style-name="Text_20_body">
      <style:paragraph-properties fo:margin-left="0cm" fo:margin-right="0cm" fo:margin-top="0.085cm" fo:margin-bottom="0cm" style:contextual-spacing="false" fo:line-height="138%" fo:text-align="justify" style:justify-single-word="false" fo:text-indent="1.48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6" style:family="paragraph" style:parent-style-name="Text_20_body">
      <style:paragraph-properties fo:margin-left="0cm" fo:margin-right="0cm" fo:margin-top="0.034cm" fo:margin-bottom="0cm" style:contextual-spacing="false" fo:line-height="138%" fo:text-indent="1.49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7" style:family="paragraph" style:parent-style-name="Text_20_body">
      <style:paragraph-properties fo:margin-left="0cm" fo:margin-right="0cm" fo:margin-top="0.06cm" fo:margin-bottom="0cm" style:contextual-spacing="false" fo:line-height="138%" fo:text-indent="1.499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8" style:family="paragraph" style:parent-style-name="Text_20_body">
      <style:paragraph-properties fo:margin-left="0cm" fo:margin-right="0cm" fo:margin-top="0cm" fo:margin-bottom="0cm" style:contextual-spacing="false" fo:line-height="138%" fo:text-indent="1.194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9" style:family="paragraph" style:parent-style-name="Text_20_body">
      <style:paragraph-properties fo:margin-left="0cm" fo:margin-right="0cm" fo:margin-top="0cm" fo:margin-bottom="0cm" style:contextual-spacing="false" fo:line-height="138%" fo:text-indent="2.02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50" style:family="paragraph" style:parent-style-name="Text_20_body">
      <style:paragraph-properties fo:margin-left="0cm" fo:margin-right="0cm" fo:margin-top="0cm" fo:margin-bottom="0cm" style:contextual-spacing="false" fo:line-height="138%" fo:text-indent="1.97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51" style:family="paragraph" style:parent-style-name="Text_20_body">
      <style:paragraph-properties fo:margin-left="0cm" fo:margin-right="0cm" fo:margin-top="0.06cm" fo:margin-bottom="0cm" style:contextual-spacing="false" fo:line-height="138%" fo:text-align="justify" style:justify-single-word="false" fo:text-indent="1.718cm" style:auto-text-indent="false" style:writing-mode="lr-tb"/>
      <style:text-properties fo:color="#ffffff" loext:opacity="100%" fo:font-size="11pt" style:font-size-asian="11pt" style:font-size-complex="11pt"/>
    </style:style>
    <style:style style:name="P152" style:family="paragraph" style:parent-style-name="Text_20_body">
      <style:paragraph-properties fo:margin-left="0cm" fo:margin-right="0cm" fo:margin-top="0.06cm" fo:margin-bottom="0cm" style:contextual-spacing="false" fo:line-height="138%" fo:text-align="justify" style:justify-single-word="false" fo:text-indent="1.718cm" style:auto-text-indent="false" style:writing-mode="lr-tb"/>
      <style:text-properties fo:color="#ffffff" loext:opacity="100%" fo:font-size="11pt" officeooo:rsid="00d78ff2" officeooo:paragraph-rsid="00d78ff2" style:font-size-asian="11pt" style:language-asian="ko" style:country-asian="KR" style:font-size-complex="11pt"/>
    </style:style>
    <style:style style:name="P153" style:family="paragraph" style:parent-style-name="Text_20_body">
      <style:paragraph-properties fo:margin-left="0cm" fo:margin-right="10.523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54" style:family="paragraph" style:parent-style-name="Text_20_body">
      <style:paragraph-properties fo:margin-left="0cm" fo:margin-right="10.523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dbd621" officeooo:paragraph-rsid="00dbd621" style:text-blinking="false" fo:background-color="transparent" style:font-size-asian="11pt" style:language-asian="ko" style:country-asian="KR" style:font-size-complex="11pt"/>
    </style:style>
    <style:style style:name="T1" style:family="text">
      <style:text-properties officeooo:rsid="005e061f"/>
    </style:style>
    <style:style style:name="T2" style:family="text">
      <style:text-properties officeooo:rsid="005e5ac3"/>
    </style:style>
    <style:style style:name="T3" style:family="text">
      <style:text-properties officeooo:rsid="0065199d"/>
    </style:style>
    <style:style style:name="T4" style:family="text">
      <style:text-properties officeooo:rsid="00652c61"/>
    </style:style>
    <style:style style:name="T5" style:family="text">
      <style:text-properties officeooo:rsid="006ac0a7"/>
    </style:style>
    <style:style style:name="T6" style:family="text">
      <style:text-properties officeooo:rsid="006ebd76"/>
    </style:style>
    <style:style style:name="T7" style:family="text">
      <style:text-properties officeooo:rsid="0075a846"/>
    </style:style>
    <style:style style:name="T8" style:family="text">
      <style:text-properties officeooo:rsid="00881e62"/>
    </style:style>
    <style:style style:name="T9" style:family="text">
      <style:text-properties style:language-asian="ko" style:country-asian="KR"/>
    </style:style>
    <style:style style:name="T10" style:family="text">
      <style:text-properties officeooo:rsid="00133115" style:language-asian="ko" style:country-asian="KR"/>
    </style:style>
    <style:style style:name="T11" style:family="text">
      <style:text-properties officeooo:rsid="0095068e" style:language-asian="ko" style:country-asian="KR"/>
    </style:style>
    <style:style style:name="T12" style:family="text">
      <style:text-properties officeooo:rsid="0091f690" style:language-asian="ko" style:country-asian="KR"/>
    </style:style>
    <style:style style:name="T13" style:family="text">
      <style:text-properties officeooo:rsid="00aaedd3" style:language-asian="ko" style:country-asian="KR"/>
    </style:style>
    <style:style style:name="T14" style:family="text">
      <style:text-properties officeooo:rsid="0010bbf8"/>
    </style:style>
    <style:style style:name="T15" style:family="text">
      <style:text-properties officeooo:rsid="007e54a0"/>
    </style:style>
    <style:style style:name="T16" style:family="text">
      <style:text-properties officeooo:rsid="007f2a80"/>
    </style:style>
    <style:style style:name="T17" style:family="text">
      <style:text-properties officeooo:rsid="007fe57d"/>
    </style:style>
    <style:style style:name="T18" style:family="text">
      <style:text-properties officeooo:rsid="0080f85a"/>
    </style:style>
    <style:style style:name="T19"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0" style:family="text">
      <style:text-properties fo:font-variant="normal" fo:text-transform="none" style:text-line-through-style="none" style:text-line-through-type="none" style:text-underline-style="none" fo:font-weight="normal" officeooo:rsid="00a3e58b" style:text-blinking="false" fo:background-color="transparent" loext:char-shading-value="0"/>
    </style:style>
    <style:style style:name="T21" style:family="text">
      <style:text-properties fo:font-variant="normal" fo:text-transform="none" style:text-line-through-style="none" style:text-line-through-type="none" style:text-underline-style="none" style:text-blinking="false" fo:background-color="transparent" loext:char-shading-value="0"/>
    </style:style>
    <style:style style:name="T22" style:family="text">
      <style:text-properties fo:font-variant="normal" fo:text-transform="none" style:text-line-through-style="none" style:text-line-through-type="none" style:text-underline-style="none" style:text-blinking="false" fo:background-color="transparent" loext:char-shading-value="0" style:language-asian="ko" style:country-asian="KR"/>
    </style:style>
    <style:style style:name="T23" style:family="text">
      <style:text-properties fo:font-variant="normal" fo:text-transform="none" style:text-line-through-style="none" style:text-line-through-type="none" style:font-name="Arial" style:text-underline-style="none" fo:font-weight="normal" style:text-blinking="false" fo:background-color="transparent" loext:char-shading-value="0"/>
    </style:style>
    <style:style style:name="T24" style:family="text">
      <style:text-properties fo:font-variant="normal" fo:text-transform="none" style:text-line-through-style="none" style:text-line-through-type="none" style:font-name="Arial" style:text-underline-style="none" fo:font-weight="normal" officeooo:rsid="00988edd" style:text-blinking="false" fo:background-color="transparent" loext:char-shading-value="0"/>
    </style:style>
    <style:style style:name="T25" style:family="text">
      <style:text-properties fo:font-variant="normal" fo:text-transform="none" style:text-line-through-style="none" style:text-line-through-type="none" style:font-name="Arial" fo:font-style="italic" style:text-underline-style="none" fo:font-weight="normal" style:text-blinking="false" fo:background-color="transparent" loext:char-shading-value="0"/>
    </style:style>
    <style:style style:name="T26"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style:font-name="Arial" fo:font-style="normal" style:text-underline-style="none" fo:font-weight="normal" officeooo:rsid="00208bf1" style:text-blinking="false" fo:background-color="transparent" loext:char-shading-value="0" style:font-name-asian="나눔고딕" style:language-asian="ko" style:country-asian="KR" style:font-style-asian="normal" style:font-style-complex="normal"/>
    </style:style>
    <style:style style:name="T28" style:family="text">
      <style:text-properties fo:font-variant="normal" fo:text-transform="none" style:text-line-through-style="none" style:text-line-through-type="none" style:font-name="Arial" fo:font-style="normal" style:text-underline-style="none" fo:font-weight="normal" officeooo:rsid="00868504" style:text-blinking="false" fo:background-color="transparent" loext:char-shading-value="0" style:font-name-asian="나눔고딕" style:language-asian="ko" style:country-asian="KR" style:font-style-asian="normal" style:font-style-complex="normal"/>
    </style:style>
    <style:style style:name="T29"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language-asian="ko" style:country-asian="KR"/>
    </style:style>
    <style:style style:name="T30" style:family="text">
      <style:text-properties fo:font-variant="normal" fo:text-transform="none" style:text-line-through-style="none" style:text-line-through-type="none" style:font-name="Arial" fo:font-style="normal" style:text-underline-style="none" fo:font-weight="normal" officeooo:rsid="00beea9e" style:text-blinking="false" fo:background-color="transparent" loext:char-shading-value="0" style:language-asian="ko" style:country-asian="KR"/>
    </style:style>
    <style:style style:name="T31" style:family="text">
      <style:text-properties fo:font-variant="normal" fo:text-transform="none" style:text-line-through-style="none" style:text-line-through-type="none" style:font-name="Arial" fo:font-style="normal" style:text-underline-style="none" fo:font-weight="normal" officeooo:rsid="00c37a74" style:text-blinking="false" fo:background-color="transparent" loext:char-shading-value="0" style:language-asian="ko" style:country-asian="KR"/>
    </style:style>
    <style:style style:name="T32" style:family="text">
      <style:text-properties fo:font-variant="normal" fo:text-transform="none" style:text-line-through-style="none" style:text-line-through-type="none" style:font-name="Arial" fo:font-style="normal" style:text-underline-style="none" fo:font-weight="normal" officeooo:rsid="00d9f423" style:text-blinking="false" fo:background-color="transparent" loext:char-shading-value="0" style:language-asian="ko" style:country-asian="KR"/>
    </style:style>
    <style:style style:name="T33" style:family="text">
      <style:text-properties fo:font-variant="normal" fo:text-transform="none" style:text-line-through-style="none" style:text-line-through-type="none" style:font-name="Arial" fo:font-style="normal" style:text-underline-style="none" fo:font-weight="normal" officeooo:rsid="00ca029d" style:text-blinking="false" fo:background-color="transparent" loext:char-shading-value="0"/>
    </style:style>
    <style:style style:name="T34" style:family="text">
      <style:text-properties fo:font-variant="normal" fo:text-transform="none" style:text-line-through-style="none" style:text-line-through-type="none" style:font-name="Arial" fo:font-style="normal" style:text-underline-style="none" fo:font-weight="normal" officeooo:rsid="00ccca43" style:text-blinking="false" fo:background-color="transparent" loext:char-shading-value="0"/>
    </style:style>
    <style:style style:name="T35" style:family="text">
      <style:text-properties fo:font-variant="normal" fo:text-transform="none" style:text-line-through-style="none" style:text-line-through-type="none" style:font-name="Arial" fo:font-style="normal" style:text-underline-style="none" fo:font-weight="normal" officeooo:rsid="00d482f9" style:text-blinking="false" fo:background-color="transparent" loext:char-shading-value="0"/>
    </style:style>
    <style:style style:name="T36" style:family="text">
      <style:text-properties fo:font-variant="normal" fo:text-transform="none" style:text-line-through-style="none" style:text-line-through-type="none" style:font-name="Arial" fo:font-style="normal" style:text-underline-style="none" fo:font-weight="normal" officeooo:rsid="00d75d05" style:text-blinking="false" fo:background-color="transparent" loext:char-shading-value="0"/>
    </style:style>
    <style:style style:name="T37" style:family="text">
      <style:text-properties fo:font-variant="normal" fo:text-transform="none" style:text-line-through-style="none" style:text-line-through-type="none" style:font-name="Arial" fo:font-style="normal" style:text-underline-style="none" fo:font-weight="normal" officeooo:rsid="00d9f423" style:text-blinking="false" fo:background-color="transparent" loext:char-shading-value="0"/>
    </style:style>
    <style:style style:name="T38"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style>
    <style:style style:name="T39" style:family="text">
      <style:text-properties fo:font-variant="normal" fo:text-transform="none" style:text-line-through-style="none" style:text-line-through-type="none" style:font-name="나눔고딕" style:text-underline-style="none" fo:font-weight="normal" style:text-blinking="false" fo:background-color="transparent" loext:char-shading-value="0"/>
    </style:style>
    <style:style style:name="T40" style:family="text">
      <style:text-properties fo:font-variant="normal" fo:text-transform="none" style:text-line-through-style="none" style:text-line-through-type="none" style:font-name="Times New Roman" style:text-underline-style="none" fo:font-weight="normal" style:text-blinking="false" fo:background-color="transparent" loext:char-shading-value="0"/>
    </style:style>
    <style:style style:name="T41" style:family="text">
      <style:text-properties fo:font-variant="normal" fo:text-transform="none" style:text-line-through-style="none" style:text-line-through-type="none" style:font-name="Times New Roman" style:text-underline-style="none" fo:font-weight="normal" officeooo:rsid="009cbfbd" style:text-blinking="false" fo:background-color="transparent" loext:char-shading-value="0"/>
    </style:style>
    <style:style style:name="T42" style:family="text">
      <style:text-properties fo:font-variant="normal" fo:text-transform="none" style:text-line-through-style="none" style:text-line-through-type="none" style:font-name="Times New Roman1" fo:font-style="normal" style:text-underline-style="none" fo:font-weight="normal" style:text-blinking="false" fo:background-color="transparent" loext:char-shading-value="0"/>
    </style:style>
    <style:style style:name="T43" style:family="text">
      <style:text-properties fo:font-variant="normal" fo:text-transform="none" style:text-line-through-style="none" style:text-line-through-type="none" style:font-name="Courier New" fo:font-style="normal" style:text-underline-style="none" fo:font-weight="normal" style:text-blinking="false" fo:background-color="transparent" loext:char-shading-value="0"/>
    </style:style>
    <style:style style:name="T44" style:family="text">
      <style:text-properties fo:font-variant="normal" fo:text-transform="none" style:font-name="Arial" fo:font-style="normal" style:text-underline-style="solid" style:text-underline-width="auto" style:text-underline-color="font-color" fo:font-weight="normal" fo:background-color="transparent" loext:char-shading-value="0"/>
    </style:style>
    <style:style style:name="T45" style:family="text">
      <style:text-properties style:font-name="나눔고딕" fo:font-style="normal" officeooo:rsid="00208bf1" style:font-name-asian="나눔고딕" style:language-asian="ko" style:country-asian="KR" style:font-style-asian="normal" style:font-style-complex="normal"/>
    </style:style>
    <style:style style:name="T46" style:family="text">
      <style:text-properties style:font-name="나눔고딕" fo:font-style="normal" officeooo:rsid="00988edd" style:font-name-asian="나눔고딕" style:language-asian="ko" style:country-asian="KR" style:font-style-asian="normal" style:font-style-complex="normal"/>
    </style:style>
    <style:style style:name="T47" style:family="text">
      <style:text-properties style:font-name="나눔고딕" fo:font-style="normal" officeooo:rsid="00868504" style:font-name-asian="나눔고딕" style:language-asian="ko" style:country-asian="KR" style:font-style-asian="normal" style:font-style-complex="normal"/>
    </style:style>
    <style:style style:name="T48" style:family="text">
      <style:text-properties officeooo:rsid="009cbfbd"/>
    </style:style>
    <style:style style:name="T49" style:family="text">
      <style:text-properties officeooo:rsid="00a1cb1c"/>
    </style:style>
    <style:style style:name="T50" style:family="text">
      <style:text-properties fo:color="#ffffff" loext:opacity="100%" style:font-name="Times New Roman" fo:font-size="11pt" fo:font-style="normal" officeooo:rsid="00208bf1" style:font-name-asian="나눔고딕" style:font-size-asian="11pt" style:language-asian="ko" style:country-asian="KR" style:font-style-asian="normal" style:font-size-complex="11pt" style:font-style-complex="normal"/>
    </style:style>
    <style:style style:name="T51" style:family="text">
      <style:text-properties fo:color="#ffffff" loext:opacity="100%" style:font-name="나눔고딕" fo:font-size="11pt" fo:font-style="normal" officeooo:rsid="00208bf1" style:font-name-asian="나눔고딕" style:font-size-asian="11pt" style:language-asian="ko" style:country-asian="KR" style:font-style-asian="normal" style:font-size-complex="11pt" style:font-style-complex="normal"/>
    </style:style>
    <style:style style:name="T52" style:family="text">
      <style:text-properties fo:color="#ffffff" loext:opacity="100%" style:font-name="나눔고딕" fo:font-size="11pt" fo:font-style="normal" officeooo:rsid="00d75d05" style:font-name-asian="나눔고딕" style:font-size-asian="11pt" style:language-asian="ko" style:country-asian="KR" style:font-style-asian="normal" style:font-size-complex="11pt" style:font-style-complex="normal"/>
    </style:style>
    <style:style style:name="T53" style:family="text">
      <style:text-properties fo:color="#ffffff" loext:opacity="100%" style:font-name="나눔고딕" fo:font-size="11pt" fo:font-style="normal" officeooo:rsid="00b0aa67" style:font-name-asian="나눔고딕" style:font-size-asian="11pt" style:language-asian="ko" style:country-asian="KR" style:font-style-asian="normal" style:font-size-complex="11pt" style:font-style-complex="normal"/>
    </style:style>
    <style:style style:name="T54" style:family="text">
      <style:text-properties fo:color="#ffffff" loext:opacity="100%" style:font-name="나눔고딕" fo:font-size="11pt" fo:font-style="normal" officeooo:rsid="00796c74" style:font-name-asian="나눔고딕" style:font-size-asian="11pt" style:language-asian="ko" style:country-asian="KR" style:font-style-asian="normal" style:font-size-complex="11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y the Technological System will destroy itself</text:p>
      <text:p text:style-name="P3"/>
      <text:p text:style-name="P4">“<text:span text:style-name="T10">최근에 우리는 민주주의의 압도적인 승리와, 최후의 국제적 합의에 도달한 덕분에 행복한 ‘역사의 종말’을 맞이하게 되었다는 순진한 우화를 즐길 수 있었다. 하지만 우리 모두 완전히 다른, 완전히 새로운, 두려운 무언가가 다가오고 있음을 보고, 느끼고 있다.” - 알렉산더 솔제니친</text:span></text:p>
      <text:p text:style-name="P3"/>
      <text:p text:style-name="P3">“<text:span text:style-name="T13">자연에게 있어, </text:span><text:span text:style-name="T9">힘은 올바름의 본질이다.” - 랄프 왈도 에머슨</text:span></text:p>
      <text:p text:style-name="P3"/>
      <text:p text:style-name="P5"><text:span text:style-name="T14">I</text:span>. <text:span text:style-name="T9">이 책에서 다루어진 대부분의 논리들은 충분히 탄탄하다. 하지만 이 장에서, 우리는 위험을 감수해 가정들을 세우고, 가정으로부터 추론을 이끌어낼 것이다. 우리는 우리의 가정과 추론들이 인간 사회의 미래에 대한 그럴듯한 결론에 도달하는데 필요한 최소한의 진실을 담고 있을 것이라고 생각한다. 우리는 우리의 논리에 대한 합리적인 비판이 있을 수 있음을 인정한다. 하지만 두 가지는 확신할 수 있다. 첫째, 우리의 가정들과 추론들은 현재의 대규모 복잡 사회의 발전에 충분히 합리적으로 적용할 수 있다. 둘째, 누구든지 현대 사회의 미래에 대해 이해하고 싶은 사람이 있다면, 이 장에서 다루어진 논의에 세심한 주의를 기울여야 한다.</text:span></text:p>
      <text:p text:style-name="P6"><text:s/></text:p>
      <text:p text:style-name="P7"><text:span text:style-name="T9">비록 우리는 여기서 복잡 사회에서의 경쟁과 자연선택 과정에 주목하고 있지만, 우리의 관점을 </text:span><text:span text:style-name="T12">(지금은 폐기된) “사회진화론”과 혼동하지 않는 것이 중요하다. 사회진화론은 사회 발전의 자연선택적 요소만을 다루지 않았다. 사회진화론은 “적자생존”의 승자들을, 패배자들보다 우월한 인간이라고 간주했다:</text:span></text:p>
      <text:p text:style-name="P7"/>
      <text:p text:style-name="P8">“<text:span text:style-name="T9">기업간의 경쟁적 투쟁은 그저 기업인으로써가 아니라, 문명의 챔피언으로써 누가 가장 “적합”한지 겨루는 시합으로 여겨졌다. 따라서 기업인들은 그들의 물질적 우월감을 도덕적, 지적 우월함으로 바꾸었다… 사회진화론은 누군가는 권력을 쥐고 누군가는 빈곤으로 추락하는 경쟁 과정을 설명할 뿐만 아니라, 이를 정당화 하는 수단이 </text:span><text:span text:style-name="T11">되었다.”</text:span></text:p>
      <text:p text:style-name="P10"/>
      <text:p text:style-name="P7"/>
      <text:p text:style-name="P11">여기서 우리는 사회 발전에 자연선택이 어떤 역할을 하는지 설명하는 것에만 집중한다. 우리는 권력 투쟁에서 승리한 자들에 대한 어떠한 긍정적인 가치 판단도 하지 않는다.</text:p>
      <text:p text:style-name="P7"/>
      <text:p text:style-name="P9"/>
      <text:p text:style-name="P12">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12"/>
      <text:p text:style-name="P13">가장 분명한 자가증식 체제의 사례는 생물학적 유기체들이다. <text:s/>생물학적 유기체들의 ‘집단’ 역시 자가증식 체제가 될 수 있다. 예를들어, 늑대 무리와 꿀벌군체. 이 논의에서 가장 중요한 자가증식 체제는 인간 집단으로 이루어져 있다. <text:s/>예를들어, 국가들, 기업들, 노동조합들, 종교들, 정치적 정당들; 또한 학파, 사회관계망, 서브컬쳐 집단 같은 뚜렷하지 않고 조직화되지 않은 집단들이 있다. 개별의 늑대, 벌에게는 자신의 집단을 증식시키고자 하는 의도가 없지만, 늑대무리나 꿀벌군체가 스스로 증식하는 것처럼, 인간 역시 개인에게는 자신의 집단을 증식시키고자 하는 의도가 없지만 자신이 속한 집단을 증식시킨다.</text:p>
      <text:p text:style-name="P9"/>
      <text:p text:style-name="P14">(자가증식 여부와는 별개로) A와 B가 어떤 형태의 체제이고, A가 B의 부품일 때, <text:s/>A를 B의 하위체제라고 하고, B를 A의 상위체제라고 하자. 예를들어, 수렵채집인 사회에서, 개인은 무리에 속해있고, 무리는 부족에 속해있다. 개인들, 무리들, 부족들은 모두 자가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p>
      <text:p text:style-name="P22"/>
      <text:p text:style-name="P14"><text:soft-page-break/>자연선택의 법칙은 생물학에만 적용될 뿐만 아니라, 자가증식 체제가 존재하는 모든 환경에 적용된다. 이 법칙은 대략적으로 다음과 같다:</text:p>
      <text:p text:style-name="P22"/>
      <text:p text:style-name="P14">생존과 증식에 최적화된 특성을 가진 자가증식 체제들이 다른 자가증식 체제들보다 더욱 잘 생존하고 증식하는 경향이 있다.</text:p>
      <text:p text:style-name="P14"/>
      <text:p text:style-name="P14">물론 이건 동어반복이고, 새롭게 알려주는 것이 없다. 하지만 이는 우리가 놓치고 있는 요소들에 집중하게 해준다.</text:p>
      <text:p text:style-name="P14"/>
      <text:p text:style-name="P14">우리는 여러 개의 전제들을 제시할 것이다. 우리는 이 전제들을 증명할 수 없지만, 이들은 직관적으로 타당하며, 생물학적 유기체들과 (형식적이든 비형식적이든)인간 집단들로 대표되는 자가증식 체제들의 행동을 통해 관측할 수 있다. 쉽게 말해서, 우리는 이 전제들이 참, 혹은 충분히 참이라고 믿는다.</text:p>
      <text:p text:style-name="P14"/>
      <text:p text:style-name="P14"/>
      <text:p text:style-name="P14">전제 1. 어떤 환경이든 충분히 풍족하면, 자가증식 체제들이 등장할 것이며, 자연선택으로 인해 대단히 복잡하고, 절묘하고, 정교한 생존, 증식 수단을 가진 자가증식 체제들이 진화할 것이다.</text:p>
      <text:p text:style-name="P14"/>
      <text:p text:style-name="P14"/>
      <text:p text:style-name="P14">자연선택은 상대적으로 특정 기간에 작동한다. 어떤 지점을 영점이라고 부르자. 영점으로부터 5년동안 (다른 자가증식 체제들과의 경쟁 속에서)생존하고 증식하는데에 가장 적합한 자가증식 체제들이 영점으로부터 5년동안 가장 잘 생존하고(또는 생존을 잘하는 자손을 갖고) 증식할 가능성이 높다. <text:s/>이들은 영점 이후 30년간 (5년동안은 경쟁없이)생존하고 증식하는데에 가장 적합한 자가증식 체제들하고 반드시 같지는 않을 것이다. 유사하게. 영점으로부터 30년간 경쟁 속에서 살아남은 체제들은 처음 30년은 경쟁 없이, 2백년간 생존하고 증식해온 체제들과 반드시 같지는 않을 것이다.</text:p>
      <text:p text:style-name="P14"/>
      <text:p text:style-name="P14">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이 장기적으로는 왕국을 종말로 이끈다.</text:p>
      <text:p text:style-name="P14"/>
      <text:p text:style-name="P14">이 사례는 자가증식 체제가 스스로의 장기적 생존과 증식을 위해 선견지명을 발휘하면, 단기적 생존과 증식에 제한을 받게되고, 이 체제는 단기적 생존과 증식을 무제한으로 추구하는 다른 자가증식 체제들과의 경쟁에서 불리해짐을 보여준다. 이를 통해 다음 전제에 도달한다:</text:p>
      <text:p text:style-name="P14"/>
      <text:p text:style-name="P14"/>
      <text:p text:style-name="P14"><text:soft-page-break/>전제 2. 단기적으로, 자연선택은 장기적인 결과에 신경쓰지 않고 단기적 이익을 추구하는 자가증식 체제들을 선호한다.</text:p>
      <text:p text:style-name="P14"/>
      <text:p text:style-name="P14"/>
      <text:p text:style-name="P14">이 전제는 다음의 전제로 이어진다.</text:p>
      <text:p text:style-name="P14"/>
      <text:p text:style-name="P14"/>
      <text:p text:style-name="P14">전제 3. 주어진 상위체제의 하위체제들은, 자신의 상위체제와 상위체제에 만연하는 조건들에 의존한다.</text:p>
      <text:p text:style-name="P14"/>
      <text:p text:style-name="P14"/>
      <text:p text:style-name="P14">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14"/>
      <text:p text:style-name="P19"><text:span text:style-name="T45">이 </text:span><text:span text:style-name="T46">장에서</text:span><text:span text:style-name="T45"> 제시한 다른 전제들과 마찬가지로, 전제 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14"/>
      <text:p text:style-name="P14">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 따라서,</text:p>
      <text:p text:style-name="P14"/>
      <text:p text:style-name="P14"/>
      <text:p text:style-name="P14">전제 4. 이동, 통신 문제는 자가증식 체제가 그 기능을 확장할 수 있는 지리적 범위에 한계를 둔다.</text:p>
      <text:p text:style-name="P14"/>
      <text:p text:style-name="P14"/>
      <text:p text:style-name="P14">인간의 경험에 따르면:</text:p>
      <text:p text:style-name="P14"/>
      <text:p text:style-name="P14"/>
      <text:p text:style-name="P14"><text:soft-page-break/>전제 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p>
      <text:p text:style-name="P22"/>
      <text:p text:style-name="P27"><text:span text:style-name="T23">인류 역사를 통해 전제 </text:span><text:span text:style-name="T24">4와 전제 5를 확인할 수 있다. </text:span><text:span text:style-name="T23">원시인 무리나 부족은 보통 그들의 “사유”지를 갖고 있다. 하지만 이러한 사회에서 유일한 이동 수단은 인간의 다리이기 때문에, 그들의 영토는 상대적으로 작다. 하지만, 북미 원주민과 같은, 평야에서 살면서 많은 수의 말을 갖고 있는 원시인들은 훨씬 큰 영토를 갖는다. 산업화 이전 문명의 제국들은 넓은 영토를 갖고 있었지만, 이들은 상대적으로 빠른 이동통신 수단을 갖고 있거나, 발명했었다. 이 제국들은 특정 지리학적 크기에 도달한 후, 확장을 중단하고, 불안정해지고, 여러 개의 작은 정치 집단들로 쪼개지는 경향을 갖고 있었다. 이 제국들이 확장을 중단하고 불안정해진 이유는 아마도 그들의 이동통신 수단들이 한계를 갖고 있었기 때문이다.</text:span></text:p>
      <text:p text:style-name="P14"/>
      <text:p text:style-name="P14">오늘날에는 지구상의 어느 두 지점이든 빠르게 이동할 수 있고, 실시간에 가까운 통신이 가능하다. 따라서,</text:p>
      <text:p text:style-name="P14"/>
      <text:p text:style-name="P14"/>
      <text:p text:style-name="P14">전제 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p>
      <text:p text:style-name="P14"/>
      <text:p text:style-name="P14"/>
      <text:p text:style-name="P14">현재의 상황은 이 전제를 강하게 확인해준다: 우리는 세계적 “초강대국들”, 다국적 기업들, 세계적 정치 운동, 세계적 종교들, 세계적 범죄조직 등을 보고 있다. <text:s/>우리는 전제 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p>
      <text:p text:style-name="P14"/>
      <text:p text:style-name="P14">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14"/>
      <text:p text:style-name="P14"/>
      <text:p text:style-name="P14">전제 7. (오늘날처럼) 이동통신 수단 문제가 자가증식 체제가 활동할 수 있는 지리적 범위에 유의미한 제한을 두지 않을 때, 자연선택은 상대적으로 적은 수의 자가증식 체제에 힘을 집중시키는 경향이 있다.</text:p>
      <text:p text:style-name="P14"/>
      <text:p text:style-name="P14"/>
      <text:p text:style-name="P14">이 전제 역시 인류의 경험으로부터 얻을 수 있다. 하지만 이 전제는 인간과는 독립적으로 참이다: 자연선택은 세계적 자가증식 체제들 중 가장 강한 힘을 갖고 있는 체제를 선호할 것이다. 약한 세계적 <text:soft-page-break/>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14"/>
      <text:p text:style-name="P14">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14"/>
      <text:p text:style-name="P14">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전제 2). <text:s text:c="2"/>이러한 조건에서, 세계적 자가증식 체제들의 격렬한 경쟁이 <text:s/>세계-체제를 찢어버릴 것을 직관적으로 알 수 있다. </text:p>
      <text:p text:style-name="P14"/>
      <text:p text:style-name="P14">이 직관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p>
      <text:p text:style-name="P14"/>
      <text:p text:style-name="P14">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14"/>
      <text:p text:style-name="P14">전세계에 뻗어있는 현대 기술의 압도적인 힘으로 무장한 채 장기적 결과는 무시하고 즉각적인 권력을 위해 경쟁하는 여러 개의 자가증식 체제들을 고려할 때, 지구상의 모든 복잡한 자가증식 체제들이 자손 없이 죽을 정도로 이 행성의 환경을 이전과는 한참 다르게 바꾸지 않을 것이라고 예상하기는 대단히 어렵다.</text:p>
      <text:p text:style-name="P14"/>
      <text:p text:style-name="P28">세계적 자가증식 체제들의 등장에는 전세계적인 고속, 장거리 이동통신 수단이 결정적인 요인이었음을 주목하라. 지금 상황이 세계-체제의 급격한 붕괴로 이어질 것으로 볼 수 있는 다른 시각도 있다. 산업재해를 연구하는 학자들은 다음과 같은 상황에서 체제가 재앙적인 붕괴를 겪으리라는 것을 안다. <text:span text:style-name="T2">(i)</text:span>체제가 고도의 복잡성을 띄고 있다.<text:span text:style-name="T1">(이는 작은 붕괴가 예상치 못한 결과를 불러올 수 있음을 의미한다.) </text:span><text:span text:style-name="T2">(ii)</text:span> 체제가 팽팽하게 연결되어 있다.<text:span text:style-name="T2">(이는 체제의 한 부분의 붕괴가 다른 부분으로 빠르게 퍼짐을 </text:span><text:soft-page-break/><text:span text:style-name="T2">의미한다.) 세계-체제는 옛날에도 복잡했었다. </text:span>새로운 요소는 전세계적인 이동통신 수단이다. 이로 인해 지금 세계-체제와 모든 세계적 자가증식 체제들은 단단하게 연결되어 있다. 비교적 최근까지, 자가증식 체제들은 지역에 국한된 현상이었다. 따라서 그들 사이의 경쟁으로 인한 파괴적인 효과 역시 지역에 국한되었다. 오늘날, 세계적 자가증식 체제들은 전세계에 걸쳐 경쟁하기 때문에, 그들은 팽팽하게 연결되어 있기 때문에, 세계-체제가 그 자체로써 팽팽하게 연결되어 있기 때문에, 기술이 세계적 자가증식 체제들에게 압도적인 힘을 주기 때문에, 세계적 재앙이 조만간 찾아오리라는 것은 거의 명백하다.</text:p>
      <text:p text:style-name="P14"/>
      <text:p text:style-name="P14">이 주장에 대해서, 세계적 자가증식 체제들 간의 파괴적 경쟁이 불가피한건 아니라는 반론이 예상된다: 하나의 세계적 자가증식 체제가 모든 경쟁자를 제거하는데 성공하고 세계를 홀로 지배할 수도 있다. 아니면, 세계적 자가증식 체제가 몇개 없기 때문에, 위험하거나 파괴적인 형태의 경쟁을 자제하자는 합의에 도달할 수도 있다. 하지만, 그런 합의에 대해 말하기는 쉽지만, 실제로 그런 합의를 도출하고 시행하는 것은 대단히 어렵다. 한번 봐라: 오늘날의 세계의 주요 세력들은 핵무기 제거나 이산화탄소 배출 제한에 관해 합의하지 못하고 있다.</text:p>
      <text:p text:style-name="P14"/>
      <text:p text:style-name="P14">하지만 한번 긍정적으로 생각해보자. <text:s/>모든 경쟁자들을 제거한 하나의 통일된 체제가 등장해 세계를 지배하거나, 여러개의 세계적 자가증식 체제들이 파괴적인 경쟁을 중단하자는 합의에 도달할 것이라고 가정해보자. 이렇게 얻은 “세계 평화”는 별도의 세 가지의 이유로 인해 불안정할 것이다.</text:p>
      <text:p text:style-name="P14"/>
      <text:p text:style-name="P15"><text:span text:style-name="T19">첫째, 세계-체제는 여전히 고도로 복잡하고 팽팽하게 연결되어 있을 것이다.</text:span><text:span text:style-name="T40"> 이런 문제들을 다루는 학자들은 산업 체제를 만들 때 “비동조화</text:span><text:span text:style-name="T41">(decoupling)”라는 안전장치를 마련하는 것을 권한다. 비동조화는 체제의 한 부분에 발생한 결함이 다른 부분으로 전달되는 것을 막는 “장벽” 역할을 한다.</text:span><text:span text:style-name="T40">화학공장, 원자력 발전소, 금융 시스템과 같은 세계-체제의 상대적으로 제한적인 하위체제에 대해서는 이론상으로 이런 수단들이 효과를 발휘할 수도 있다. 하지만 페로우</text:span><text:span text:style-name="T41">(Perrow)는 우리 사회의 이런 제한적인 체제들조차도</text:span><text:span text:style-name="T40"> 붕괴를 최소화하는 방식으로 지속적으로 재설계할 수는 없을 것이라고 생각하고 있다. 우리는 세계-체제 전체는 더욱 복잡해지고 연결되어가고 있음을 보여주었다. 이 과정을 되돌리고 세계-체제를 “비동조화”하기 위해선 전세계의 정치적, 경제적 발전을 규제하는 정교한 계획을 설계, 시행, 집행해야한다. </text:span>우리가 이 책의 <text:span text:style-name="T48">1장에서 길게 설명했듯이, 그러한 계획은 절대 성공적으로 실현될 수 없다.</text:span></text:p>
      <text:p text:style-name="P22"/>
      <text:p text:style-name="P16">둘째, “세계 평화”를 얻기 전에, 그리고 스스로의 생존과 증식을 위해, 해당 세계적 자가증식 체제<text:span text:style-name="T3">(상위체제)의 하위 자가증식 체제들은 상위 체제에(뿐만 아니라 자신들에게도) 가해지는 외부위협에 맞서 통일전선을 구축하기 위해 서로 간의 갈등을 중단하거나 완화시켜야할 것이다. 사실, 자신의 강력한 하위 자가증식 체제들의 경쟁을 완화시키지 못했다면 그 상위체제는 애초에 성공적인 세계적 자가증식 체제가 될 수 없었을 것이다.</text:span></text:p>
      <text:p text:style-name="P16"><text:span text:style-name="T23"/></text:p>
      <text:p text:style-name="P16">하지만 일단 세계적 자가증식 체제가 경쟁자들을 제거하거나, 다른 세계적 자가증식 체제들과 위험한 경쟁을 하지 않기로 합의하면, 자가증식 체제를 통합시켰거나, 체제 내부의 경쟁을 완화시켰던 “즉각적인” 외부위협이 사라질 것이다. 자가증식 체제들은 장기적 결과와는 상관없이 경쟁한다는 전제 <text:span text:style-name="T4">2에 </text:span><text:soft-page-break/><text:span text:style-name="T4">따르면, 해당 세계적 자가증식 체제 내부의 강력한 하위 자가증식 체제들 사이의 파괴적인 경쟁이 시작될 것이다. </text:span></text:p>
      <text:p text:style-name="P16"/>
      <text:p text:style-name="P120"><text:span text:style-name="T23"/></text:p>
      <text:p text:style-name="P16">벤자민 프랭클린은 “세상의 사건들, 전쟁과 혁명들은 집단에 의해 수행된다.”고 지적했다. 프랭클린에 따르면, 각각의 “집단”들은 각자의 이익을 추구한다. 하지만 “일단 집단이 충분한 이익을 얻고나면”, 따라서, 더 이상 외부로부터 위협당하지 않을 때, “각각의 구성원들은 서로를 방해하며 자신의 이익을 추구하기 시작하고, 집단은 분열되고, 혼돈이 찾아온다.”</text:p>
      <text:p text:style-name="P16"><text:span text:style-name="T23"/></text:p>
      <text:p text:style-name="P16">역사는 거대한 인간 집단들은 당면한 외부의 위협이 없을 때 작은 집단들로 분열하며, 장기적 결과에는 신경쓰지 않고 경쟁하는 강한 경향이 있음을 보여준다. 우리가 여기서 주장하는 바는, 이런 경향이 인간 집단 뿐만 아니라, 자연선택의 영향 하에 있는 자가증식 체제에도 있다는 것이다. <text:s/>따라서, 이 경향은 인간의 성격적 결함과는 무관하며, 설령 소위 인간의 결점들이 “치료”되거나, <text:span text:style-name="T8">(기술성애자들이 원하는대로)</text:span>인간이 지적인 기계들로 대체되어도 이 경향은 계속될 것이다.</text:p>
      <text:p text:style-name="P16"><text:span text:style-name="T23"/></text:p>
      <text:p text:style-name="P16"/>
      <text:p text:style-name="P16">세번째, 그럼에도 불구하고, 그들의 상위체제에 가해지는 외부의 위협 없이도 강력한 하위 자가증식 체제들이 파괴적인 경쟁을 하지 않는다고 가정해보자. 그래도 여전히 위에서 묘사된 “세계 평화”는 다른 이유로 인해 불안정할 것이다.</text:p>
      <text:p text:style-name="P112"><text:span text:style-name="T19"/></text:p>
      <text:p text:style-name="P17">전제 <text:span text:style-name="T5">1에 의해, <text:s/>“평화적인” 세계-체제의 내부에서, 자연선택에 따라, 지배적인 세계적 자가증식 체제들의 감시를 피할 수 있는 교묘하고 정교한 수단, 또는 들켰을 때 억압을 피할 수단을 갖고 있는 새로운 자가증식 체제가 등장할 것이다. 애초에 자가증식 체제들의 등장을 가능케 했던 진화의 과정과 똑같은 과정을 통해, <text:s/>새로운 자가증식 체제들은 점점 더 강해지다가, 결국에는 기존의 세계적 자가증식 체제들에게 도전할 정도로 강력한 체제가 등장할 것이다. 이로 인해 전세계적으로 파괴적인 경쟁이 지속될 것이다.</text:span></text:p>
      <text:p text:style-name="P25"><text:span text:style-name="T50"/></text:p>
      <text:p text:style-name="P1"/>
      <text:p text:style-name="P29">설명을 명확하게 하기 위해, 우리는 이 과정을 단순하게 묘사했다. 마치 애초에 세계-체제가 비교적 위험한 경쟁으로부터 자유롭게 형성되고, 그 다음에야 새롭게 등장한 자가증식 체제들에 의해 제거될 것 처럼 말이다. 하지만 실제로는 현존하는 세계적 자가증식 체제들과 함께 새로운 자가증식 체제들이 등장할 것이고, 앞서 가정한 “세계 평화”를 막을 것이다. 사실, 우리는 이미 이 현상을 직접 보고있다. 가장 분명한 사례는, 법률과 질서에 도전하고 있는 어떠한 이상적 동기도 없는 범죄조직들 뿐만 아니라 테러리스트 네트워크, 해커 단체 <text:s/>같은 <text:span text:style-name="T6">(비교적)</text:span>새로운 자가증식 체제들이다. 마약 카르텔들은 멕시코의 정상적인 정치를 불가능하게 만들었다. <text:span text:style-name="T49">2001년 9월 11일 미국을 공격한 테러리스트들 역시 그러했다. 이라크 같은 나라에서 테러리스트들은 더욱 극적으로 활동하고 있다. 심지어 무법적 자가증식 체제들은 <text:s/></text:span>케냐의 마약 카르텔들 처럼 주요 국가들을 장악할 잠재력을 갖고 있다. 정치적 “기계”들은 반드시 <text:soft-page-break/>범죄조직으로 분류되지는 않는다. 하지만 그들은 보통 어느정도의 불법활동에 치우치는 경향이 있다. 그들은 정부의 “합법”적 구조에 도전하거나, 심지어 장악하기까지 한다.</text:p>
      <text:p text:style-name="P29"><text:span text:style-name="T23"/></text:p>
      <text:p text:style-name="P2"><text:span text:style-name="T39">현재와 가까운 미래에는, 완전히 합법적인 수단, 또는 그들의 목적을 위해 최소한의 불법적 수단을 사용하고, “민주주의”, “사회정의”, “번영”, “도덕”, 또는 종교적 원칙과 같은 나름대로 정의로운 이유를 들며 자신의 수단을 정당화하는 더욱 중요한 자가증식 체제들이 등장할 것이다. </text:span><text:span text:style-name="T19">이스라엘에서는 </text:span><text:span text:style-name="T20">(전적으로 합법적인)초</text:span><text:span text:style-name="T19">강경 근본주의 종파가 놀라울 정도로 강해졌고, 지금까지 세속적이었던 국가의 가치와 목표를 전복하려는 심각한 위협을 가하고 있다.</text:span><text:span text:style-name="T20"> </text:span><text:span text:style-name="T19">오늘날 우리가 알고 있는 대기업들은 상대적으로 최근에 </text:span><text:span text:style-name="T20">(그리고 완벽하게 합법적으로)</text:span><text:span text:style-name="T19">등장했다. 그들은 고작 </text:span><text:span text:style-name="T20">19세기 후반부에 등장했다. </text:span>지금도 새로운 기업들이 형성되고 있다. 일부는 낡은 기업들에게 도전할 정도로 강해진다. 지난 수십 년 간 많은 기업들이 국제화되었고, 그들의 힘은 국가권력과 맞먹기 시작했다.</text:p>
      <text:p text:style-name="P1"/>
      <text:p text:style-name="P21"/>
      <text:p text:style-name="P1"/>
      <text:p text:style-name="P26"><text:span text:style-name="T19">정부가 자신의 목표를 위해 만든 종속체제가 자신의 이익을 추구하는 자가증식 체제로 변하고, 심지어 정부를 지배할 수도 있다. 관료들은 보통 그들의 공적 책임을 완수하는 것보다는 그들의 권력과 안정을 유지하는데에 더 관심이 많기 때문이다. “모든 관료제는 자신을 보전하고, 기생하려는 경향을 갖게된다. 또한 관료제는 자신의 권력, 자율성을 추구하는 경향을 갖게된다. 이로 인해 정부는 관료에 대한 통제를 잃게된다.” 소비에트 연방에서, 관료제는 지배 권력이 되었다. 군부는 많은 경우에 상당한 정도의 자율성을 부여받고, 정부를 대체하고 나라의 지배적 정치권력이 된다. 요즘에는 노골적인 군사 쿠데타가 과거에 비해서 인기가 없는 것 같다. 정치적으로 세련된 장군들은 민간정부를 꼭두각시로 내세우고 배후에서 권력을 행사하는 것을 선호한다. </text:span>장군들은 공공연하게 개입해야할 필요가 있을 때, “민주주의”나 비슷한 이상을 위하고 있노라고 주장한다. 오늘날 파키스탄과 이집트에서 이런 형태의 군사 지배를 볼 수 있다.</text:p>
      <text:p text:style-name="P1"><text:span text:style-name="T23"/></text:p>
      <text:p text:style-name="P18">지난 수십 년간 미국에서 등장한 두 개의 완전히 합법적인 자가증식 체제는 정치적으로 올바른 좌파와 교조적인 우파이다.<text:span text:style-name="T7">(과거의 미국에 존재했던 자유주의, 보수주의와 헷갈려선 안된다.) 이 책은 두 집단의 투쟁 결과에 대해 논하는 자리가 아니다. 장기적으로 알 카에다의 모든 폭탄들과 멕시코 마약 카르텔들의 모든 살인들의 총합보다, 이들의 치열한 투쟁이 평화로운 세계질서 건설을 더욱 극심하게 방해할 것이라고 언급하는 정도로 충분하다.</text:span></text:p>
      <text:p text:style-name="P18"/>
      <text:p text:style-name="P23"/>
      <text:p text:style-name="P114"><text:span text:style-name="T51">냉혹한 현실을 직면하기 </text:span><text:span text:style-name="T52">힘들어하는</text:span><text:span text:style-name="T51"> 사람들은 앞에서 설명한 파괴적 경쟁으로 이어지는 과정을 막도록 세계-체제를 설계하고 건설하는 것이 가능하길 원할 것이다. 하지만 </text:span><text:span text:style-name="T53">1장에서 우리는 왜 그런 계획이 결코 현실에서 시행될 수 없는지 설명했다. </text:span><text:span text:style-name="T51">예상되는 반론은, 포유류</text:span><text:span text:style-name="T54">(또는 다른 복잡한 생명체)가 소위 세포라는 수백만개의 자가증식 체제들로 이루어진 자가증식 체제임에도 불구하고, (암이 발생하지 않는 한) 동물의 신체 내부에서 세포 또는 세포집단 간의 파괴적인 경쟁은 없지 않냐는 것이다. 경쟁 대신, 모든 </text:span><text:soft-page-break/><text:span text:style-name="T54">세포들은 전체의 일부로써 동물의 이익을 위해 충실하게 복무한다. 또한, 외부의 위협 없이도 동물의 세포들은 그들의 의무에 충실하다. 세계-체제를 포유류의 신체처럼 설계해서, 자가증식 체제들 간의 파괴적 경쟁을 막지 못할 이유가 없다는 것이다.</text:span></text:p>
      <text:p text:style-name="P110"><text:span text:style-name="T26"/></text:p>
      <text:p text:style-name="P30">그러나 포유류의 신체는, 수천만년의 자연선택을 통한 진화의 산물이다. 이는 수백만년 간 시행착오를 겪으며 만들어졌음을 의미한다. 세대 교체 기간을 Δ라고 가정한다면, <text:s/>첫 세대 중 Δ시간 동안 두번째 세대를 생산해낸 개체들만이 시험을 통과한 것이다. 세번째 세대까지 살아남은 혈통들은 오직 <text:span text:style-name="T15">2</text:span>Δ 시간의 시험을 통과한 혈통들 뿐이다. 네번째 세대까지 살아남은 혈통들은 오직 <text:s/><text:span text:style-name="T16">3</text:span>Δ 시간의 시험을 통과한 혈통들 뿐이다. 이렇게 계속 이어진다. <text:span text:style-name="T17">n번째 세대까지 살아남은 혈통들은, 더 짧은 시간을 통과한 다른 것들과 마찬가지로, 오직 (n-1)</text:span>Δ 시간의 시험을 통과한 혈통들 뿐이다. 앞선 설명은 무리하게 간략화되었지만, 지금까지 살아남기 위에선, 유기체의 혈통이 수천만년간 짧은, 중간의, 긴 모든 범위의 시험들을 통과해야한다는 사실을 보여준다. <text:span text:style-name="T18">다시 말하자면, 유기체의 혈통은 일련의 수백만계의 필터들을 통과해야 한다. 다양한 길이의 각각의 필터에서 (다윈주의적 의미에서) 가장 “적합”한 혈통만이 통과할 수 있다. </text:span>이러한 과정만을 통해 동물의 혈통을 짧은 기간, 중간 기간, 긴 기간 생존하도록 만든 믿을 수 없을 정도로 복잡하고 정교한 역학을 지닌 포유류의 신체가 진화될 수 있었다. 이 역학에는 동물의 신체 내부에서 세포 또는 세포 집단 간의 파괴적 경쟁을 막는 역학도 포함된다.</text:p>
      <text:p text:style-name="P24"/>
      <text:p text:style-name="P31">또한 생물학적 유기체의 세대마다 많은 개체수가 있어야 한다는 점이 중요하다. <text:s/>멸종 직전까지 간 종들은 개체 수가 몇천 정도로 줄었던 적이 있을 수도 있다. 하지만 모든 포유류들은, 다세포 유기체가 등장한 시점부터 지금까지의 모든 진화 역사를 통틀어 각 세대는 언제나 “적합”한 수백만의 개체수를 갖고 있었다.</text:p>
      <text:p text:style-name="P35"/>
      <text:p text:style-name="P32"><text:span text:style-name="T47">하지만 일단 자가증식 체제들이 세계적 규모에 도달하면, 두 가지 중요한 차이점이 발생한다. 첫번째 차이점은 “적합”한 개체 수의 차이다. </text:span><text:span text:style-name="T45"><text:s/>세계를 지배할 만큼 충분히 거대하고 강력한 자가증식 체제들은 수십 개 혹은 수백 개에 불과하다. 분명, 백만에 이르지는 못할 것이다. </text:span><text:span text:style-name="T28">“적합”한 개체 수가 지나치게 부족함으로 인해, 지배적인 세계적 자가증식 체제들 간의 자연선택 과정은 비효율적일 것이다. 생물학적 유기체의 경우, 개체 수가 상대적으로 적은 대형 종들은, 개체 수가 많은 소형 종들에 비해 멸종에 더욱 취약하다는 점 역시 고려해야할 것이다. 비록 생물학적 유기체들과 인간의 자가증식 체제들 간의 비유는 완벽과는 거리가 멀지만, 몇개의 지배적인 세계적 자가증식 체제들로 이루어진 세계-체제의 장래는 어두워 보인다.</text:span><text:span text:style-name="T27"> 두번째 차이점은 전세계적 고속 이동통신 기술의 부재이다. 소규모 자가증식 체제의 붕괴 또는 파괴적 행동은 오직 지역적 영향만 주었다. 그러한 자가증식 체제의 제한된 활동 영역을 벗어나면, 다른 자가증식 체제들의 자연선택을 통한 진화는 계속된다. </text:span><text:span text:style-name="T29">하지만 전세계적 고속 이동통신 기술로 인해 세계적 자가증식 체제들이 등장했고, 그러한 체제들 중 하나의 붕괴 또는 파괴적 행동은 세계-체제 전체를 뒤흔들 수 있다. 결과적으로, 자연선택을 통한 진화의 시행착오 과정에서, 상대적으로 적은 횟수의 “시도”가 “오류”를 낳을 가능성이 높고, 세계-체제는 붕괴하거나 심각하게 망가져서 세계의 모든 대규모 복잡 자가증식 체제들은 살아남을 수 없을 것이다. </text:span><text:span text:style-name="T9">따라서, 그러한 자가증식 체제들에게 있어서 시행착오 과정을 통과하는 것은 불가능하다. 세계적 자가증식 체제들이 </text:span><text:soft-page-break/><text:span text:style-name="T9">내부의 복잡 생물학적 유기체들 간의 파괴적 경쟁을 막는 정교하고 복잡한 역학을 갖출 수 있게 해줄 충분히 긴 자연선택은 불가능하다.</text:span></text:p>
      <text:p text:style-name="P115"><text:s/></text:p>
      <text:p text:style-name="P116">한편, 세계적 자가증식 체제들 간의 격렬한 경쟁은 지구의 기후, 대기구성, 해양 성분에 극단적이고 급격한 변화를 가져올 것이고, 생물권에 대단히 파괴적인 영향을 줄 것이다.</text:p>
      <text:p text:style-name="P117"/>
      <text:p text:style-name="P33"><text:span text:style-name="T29">이 장의 </text:span><text:span text:style-name="T30">Part IV에서 우리는 이 사안에 대해 더욱 자세히 알아볼 것이다. </text:span><text:span text:style-name="T29">우리는 기술적 세계-체제의 발전이 그것의 논리적 귀결점에 도달할 때까지 내버려둘 경우, 지구는 세균, 해조류 같은 극단적 환경에서도 생존할 수 있는 몇몇 단순한 유기체를 제외하고 어떠한 생명체도 남아있지 않은 죽음의 행성이 될 것이라고 주장할 것이다.</text:span></text:p>
      <text:p text:style-name="P118"/>
      <text:p text:style-name="P108">************************************************************************************************************</text:p>
      <text:p text:style-name="P20"><text:span text:style-name="T29">우리가 여기서 제시한 이론은 소위 말하는 페르미 역설</text:span><text:span text:style-name="T31">(Fermi Paradox)에 그럴듯한 설명을 줄 수 있다. </text:span><text:span text:style-name="T29">기술적으로 진보한 문명이 등장한 무수히 많은 행성들이 있고, 지금쯤이면 우리로부터 멀지 않은 문명의 전파 신호를 찾아냈어야 했다는 것이다. </text:span><text:span text:style-name="T9">페르미 역설은 우리의 천문학자들이 외계의 지적생명체로부터 온 듯한 어떠한 전파 신호도 찾을 수 없었다는 사실에 기인한다.</text:span></text:p>
      <text:p text:style-name="P109"/>
      <text:p text:style-name="P34"><text:bookmark text:name="docs-internal-guid-0c53b27b-7fff-a122-e891-9b3595449644"/><text:span text:style-name="T29">According to Ray Kurzweil, one common explanation of the Fermi Paradox is "that a civilization may obliterate itself once it reaches radio capability.</text:span><text:span text:style-name="T22">” </text:span><text:span text:style-name="T29">Kurzweil continues: </text:span><text:span text:style-name="T22">“</text:span><text:span text:style-name="T29">This explanation might be acceptable if we were talking about only a few such civilizations, but [if such civilizations have been numerous], it is not credible to believe that every one of them destroyed itself."34 Kurzweil would be right if the self-destruction of a civilization were merely a matter of chance. But there is nothing </text:span><text:span text:style-name="T26">implausible about the foregoing explanation of the Fermi Paradox if there is a process common to all technologically advanced civilizations that consistently leads them to self-destruction. Here we've been arguing that there is such a process. </text:span></text:p>
      <text:p text:style-name="P119">레이 커즈와일에 따르면, 페르미 역설에 대한 흔한 설명 중 하나는 “문명은 일단 전파 기술에 도달하면 스스로를 제거할 것이다”이다. 커즈와일은 다음과 같이 말한다: “문명이 몇개 없다면 이 설명이 괜찮을 수도 있다. 하지만 문명이 무수히 많다면, 모두가 스스로를 파괴했으리라고 믿기는 힘들다.” 문명의 자기 파괴가 우연에 의한 것이라면 커즈와일이 옳을 것이다. 하지만 기술적으로 진보한 문명들을 지속적으로 자기 파괴로 유도하는 공통된 과정이 있다면, 페르미 역설에 관한 위의 설명은 타당하지 못할 것이 없다.여기서 우리는 그러한 과정이 존재한다고 주장한다.</text:p>
      <text:p text:style-name="P41"><text:span text:style-name="T26">III. Our discussion of self-propagating systems merely describes in general and abstract terms what we see going on all around us in concrete form: Organizations, movements, ideologies are locked in an unremitting struggle for power. Those that fail to compete successfully are eliminated or subjugated.35 The struggle is almost exclusively for power in the short term;36 the </text:span><text:soft-page-break/><text:span text:style-name="T26">competitors show scant concern even for their own long-term survival,37 let alone for the welfare of the human race or of t</text:span><text:span text:style-name="T43">h</text:span><text:span text:style-name="T26">e biosphere. That's why nuclear weapons have not been banned, emissions of carbon dioxide have not been reduced to a safe level, the Earth's resources are being exploited at an utterly reckless rate, and no limitation has been placed on the development of powerful but dangerous technologies. </text:span></text:p>
      <text:p text:style-name="P42"><text:span text:style-name="T33">III. </text:span><text:span text:style-name="T26">자가증식 체제에 관한 우리의 논의는 우리 주변에서 볼 수 있는 구체적인 것들을 일반적이고 추상적인 용어로 설명한 것이다. 조직, 운동, 이념은 끊임없는 권력 투쟁에 갇혀있다. 성공적인 경쟁에 실패한 개체들은 제거되거나 예속된다. 투쟁은 거의 언제나 단기적인 권력을 추구한다. 경쟁자들은 인류의 안녕 또는 생태계의 안녕은 물론이고, 그들 스스로의 장기적 생존조차 거의 고려하지 않는다. 그래서 핵무기는 철폐되지 않았고, 이산화탄소 배출량은 안전 수준으로 줄어들지 않았고, 지구의 자원들은 무자비하게 착취당하고 있고, 강력하지만 위험한 기술 개발에 대한 규제가 이루어지지 않는 것이다.</text:span></text:p>
      <text:p text:style-name="P121"/>
      <text:p text:style-name="P124">The purpose of describing the process in general and abstract terms, as we've done here, is to show that what is happening to our world is not accidental; it is not the result of some chance conjunction of historical circumstances or of some flaw of character peculiar to human beings. Given the nature of self-propagating systems in general, the destructive process that we see today is made inevitable by a combination of two factors: the colossal power of modern technology and the availability of rapid transportation and communication between any two parts of the world. </text:p>
      <text:p text:style-name="P43"><text:span text:style-name="T26">우리가 여기서 이 과정을 일반적이고 추상적인 용어로 설명한 이유는, 우리 세상에서 벌어지는 일들이 우연이 아니라는 것을 보여주기 위한 것이다. 이것은 역사적 환경에 의해 발생한 우연 또는 인간의 특정한 성격적 결함에 의한 것이 아니다. 자가증식 체제들의 일반적인 속성을 봤을 때, 오늘날 우리가 보고 있는 파괴적인 과정은, 현대 기술의 압도적인 힘과 세상의 어느 지점이든 연결하는 고속 이동</text:span><text:span text:style-name="T34">통</text:span><text:span text:style-name="T26">신 수단이라는 두 개의 요소의 결합으로 인해 발생한 불가피한 현상이다. </text:span></text:p>
      <text:p text:style-name="P124"/>
      <text:p text:style-name="P125">Recognition of this may help us to avoid wasting time on naïve efforts to solve our current problems. For example, on efforts to teach people to conserve energy and resources. Such efforts accomplish nothing whatever. </text:p>
      <text:p text:style-name="P126">이에 대한 인식을 통해 우리의 현재 문제들을 해결하려는 순진한 시도에 시간을 낭비하는 것을 피할 수 있을 것이다. 예를 들어, 사람들에게 에너지와 자원을 절약하라고 가르치려는 시도이다. 이러한 시도로는 아무것도 이룰 수 없다.</text:p>
      <text:p text:style-name="P125"/>
      <text:p text:style-name="P122">It seems amazing that those who advocate energy conservation haven't noticed what happens: As soon as some energy is freed up by conservation, the technological world-system gobbles it up and demands more. No matter how much energy is provided, the system always expands rapidly until it is using all available energy, and then it demands still more. The same is true of other resources. The technological world-system infallibly expands until it reaches a limit <text:soft-page-break/>imposed by an insufficiency of resources, and then it tries to push beyond that limit regardless of consequences. </text:p>
      <text:p text:style-name="P123">에너지 절약 옹호자들이 무슨 일이 벌어지고 있는지 눈치채지 못했다는 것은 놀랍다. 일단 절약을 통해 에너지를 남기면, 기술적 세계-체제는 이 에너지를 게걸스럽게 먹어치우고는 더 달라고 요구한다. 얼마나 많은 에너지를 주던 간에, 체제는 모든 가용 에너지를 자신을 확장하는데 쓰고서는, 더 달라고 요구한다. 자원에 대해서도 마찬가지다. 기술적 세계-체제는 자원 부족으로 인한 한계에 직면할 때까지 자신을 확장하고서, 결과에는 아랑곳하지 않고 한계를 밀어붙인다.</text:p>
      <text:p text:style-name="P122"/>
      <text:p text:style-name="P127">This is explained by the theory of self-propagating systems: Those organizations (or other self-prop systems) that least allow respect for the environment to interfere with their pursuit of power here and now, tend to acquire more power than those that limit their pursuit of power from concern about what will happen to our environment fifty years from now, or even ten years. (Proposition 2.) Thus, through a process of natural selection, the world comes to be dominated by organizations that make maximum possible use of all available resources to augment their own power without regard to long-term consequences. </text:p>
      <text:p text:style-name="P44"><text:span text:style-name="T26">이는 자가증식 체제 이론으로 설명된다: 환경에는 일말의 존중도 하지 않고 지금 당장의 권력을 추구하는 조직들</text:span><text:span text:style-name="T35">(또는 자가증식 체제들)은, 우리 환경에 지금으로부터 50년 후, 혹은 심지어 10년 후에 끼칠 영향을 고려해 권력 추구를 자제하는 조직들보다 더 많은 권력을 얻게된다. </text:span><text:span text:style-name="T36">(전제 2.) 따라서, 자연선택의 과정을 통해, 세상은 장기적 결과에는 아랑곳하지 않고 자신의 권력을 강화하기 위해 모든 가용 자원을 가능한 최대로 사용하는 조직들에 의해 지배받게 된다.</text:span></text:p>
      <text:p text:style-name="P128"/>
      <text:p text:style-name="P132"><text:span text:style-name="T29">공상적 환경주의자들은 대중으로 하여금 환경 문제를 심각하게 고려하도록 설득한다면, 환경을 파괴하는 조직들이 자연선택에서 불이익을 얻게되리라고 반론할지도 모른다. 시민들이 무자비한 환경 파괴 조직들을 상대로 저항할 것이기 때문이다. 예를 들어, 사람들은 환경파괴적 기업들이 생산한 물건을 거부할 수도 있다. 하지만, 인간의 행동과 태도는 조작될 수 있다. 환경 파괴는 대중적 관점에서 어느 정도 정당화될 수 있다. 홍보 회사의 도움을 통해, 기업은 자신이 환경을 책임감 있게 다룬다고 사람들을 설득할 수 있다. 광고와 마케팅 기법은 기업의 상품을 구매하도록 사람들을 유혹할 수 있고, 오직 소수의 개인들만이 환경 문제를 들어 구매를 거부할 것이다. 컴퓨터 게임, </text:span><text:span text:style-name="T32">SNS를 비롯한 도피 수단들은 사람들로 하여금 탐욕적 쾌감을 좇게 만들어 환경 문제에 대한 걱정을 잊게끔 해준다. </text:span><text:span text:style-name="T29">더 중요한 것은, 사람들은 기업들이 제공하는 상품과 서비스에 전적으로 의존하도록 강요당한다는 것이다. 사람들은 그들이 의존하는 상품과 서비스를 구매할 돈을 벌어야하고, 돈을 벌기 위해선 직업이 필요하다. 직업을 창출하기 위해서는 경제성장이 필요하다. 따라서 사람들은 환경파괴를 경제성장을 위해 지불해야할 비용으로써 받아들인다. 기업과 정부는 국가주의 역시 이용한다. 시민들은 외부의 위협을 두려워하게끔 만들어진다. </text:span><text:span text:style-name="T26">“</text:span><text:span text:style-name="T29">경제성장률을 높이지 않으면 중국인들이 우리를 추월할거에요. 기술과 무기를 발전시키지 않으면 알 카에다가 우리를 날려버릴거에요.”</text:span></text:p>
      <text:p text:style-name="P152"><text:span text:style-name="T26">==================================</text:span></text:p>
      <text:p text:style-name="P46"><text:span text:style-name="T26"/></text:p>
      <text:p text:style-name="P46"><text:span text:style-name="T26">These are some of the tools that organizations use to counter envi ronmentalists' efforts to arouse public concern; similar tools can help to blunt other forms of resistance to the </text:span><text:soft-page-break/><text:span text:style-name="T26">organizations' pursuit of power. The organizations that are most successful in blunting public resistance to their pursuit of power tend to increase their power more rapidly than organiza tions that are less successful in blunting public resistance. Thus, through a process of natural selection, there evolve organizations that possess more </text:span></text:p>
      <text:p text:style-name="P153">66 </text:p>
      <text:p text:style-name="P154">============================</text:p>
      <text:p text:style-name="P47"><text:span text:style-name="T25">A</text:span><text:span text:style-name="T26">NTI-TECH REVOLUTION </text:span></text:p>
      <text:p text:style-name="P129">and more sophisticated and effective means of blunting public resistance to their power-seeking activities, whatever the degree of environmental damage involved. Because such organizations have great wealth at their disposal, environmentalists do not have the resources to compete with them in the propaganda war.38 </text:p>
      <text:p text:style-name="P48"><text:span text:style-name="T26">This is the reason, or an important part of the reason,39 why attempts to teach people to be environmentally responsible have done so little to slow the destruction of our environment. And again—note well—the process w</text:span><text:span text:style-name="T25">e'</text:span><text:span text:style-name="T26">ve described is not contingent on any accidental set of circumstances or on any defect in human character. Given the availability of advanced tech nology, the process inevitably accompanies the action of natural selection upon self-propagating systems. </text:span></text:p>
      <text:p text:style-name="P49"><text:span text:style-name="T42">es</text:span><text:span text:style-name="T26">s </text:span></text:p>
      <text:p text:style-name="P50"><text:span text:style-name="T26">IV. People who know something about the biological past of the Earth and see what the technological system is doing to our planet speak of a “sixth mass extinction,</text:span><text:span text:style-name="T21">” </text:span><text:span text:style-name="T26">which they think is now in progress. Apparently they envision something like the extinction event at the end of the Cretaceous period, when the dinosaurs died out: They assume that many kinds of complex organisms will survive, and the species that become extinct will be replaced by complex organisms of a different kind, just as the dinosaurs were replaced by mammals.40 Here we argue that this (rela tively) comforting assumption is unjustified, because the extinction event </text:span><text:span text:style-name="T43">; </text:span><text:span text:style-name="T26">that has now begun is of a fundamentally different kind than all of the previous mass extinctions that have occurred on this planet. </text:span></text:p>
      <text:p text:style-name="P51"><text:span text:style-name="T26">So far as is known, each previous mass extinction has resulted from the arrival of some one major disruptive factor, or at most perhaps two or three such factors.41 Thus, it is widely believed that the dinosaurs were wiped out by the impact of an asteroid that kicked up colossal clouds of dust. These obstructed the light of the Sun, cooling the planet and inter fering with photosynthesis.42 Presumably, mammals were better able to survive under these conditions than the dinosaurs were. There are pale ontologists who argue that some species of dinosaurs survived for as long as a m</text:span><text:span text:style-name="T42">il</text:span><text:span text:style-name="T26">lion years after the impact of the asteroid, hence, that the asteroid alone was not enough to account for all of the extinctions that occurred at the end of the Cretaceous. The dinosaurs, they maintain, must have been finished off by some other factor—perhaps a prolonged </text:span><text:soft-page-break/><text:span text:style-name="T26">period of unusual volcanic activity that continued to darken the atmosphere. 43 In any case, no one claims that more than a very few such factors—all of them simple, </text:span></text:p>
      <text:p text:style-name="P52"><text:span text:style-name="T26">CHAPTER Tw</text:span><text:span text:style-name="T43">o</text:span><text:span text:style-name="T26">: PART IV </text:span></text:p>
      <text:p text:style-name="P130">blind forces--were involved in the extinction of the dinosaurs or in other, previous mass extinctions. </text:p>
      <text:p text:style-name="P53"><text:span text:style-name="T42">I</text:span><text:span text:style-name="T26">n contrast to these earlier events, the extinction event that is now under way is not the work of a single blind force or even of two or three or ten such forces. Instead, it is the work of a multiplicity of intelligent, living forces. These are human organizations, self-prop systems that assiduously pursue their own short-term advantage without scruple and without concern for long-term consequences. In doing so they leave no stone unturned, no possibility untested, no avenue unexplored in their unremitting drive for power. </text:span></text:p>
      <text:p text:style-name="P55"><text:span text:style-name="T26">This can be compared to what happens in biology: In the course of evolution organisms develop means of exploiting every opportunity, utilizing every resource, and invading every corner where life is possible at all. Scientists have been surprised to discover living organisms surviving, and in some cases even thriving, in locations where there seemingly is nothing on which they could support themselves. There are communities of bacteria, worms, molluscs, and crustaceans that flourish near hydrothermal vents so deep in the ocean that no sunlight whatever can reach them and the downward drift of nutrients from the surface is entirely inadequate Some of these creatures actually use hydrogen sulfide</text:span><text:span text:style-name="T21">—</text:span><text:span text:style-name="T26">to most organ isms a deadly po</text:span><text:span text:style-name="T42">is</text:span><text:span text:style-name="T26">on-as a source of energy.44 Elsewhere there are bacteria </text:span></text:p>
      <text:p text:style-name="P45"><text:span text:style-name="T26">that live a hundred feet beneath the seafloor in an environment almost </text:span><text:span text:style-name="T43">:</text:span><text:span text:style-name="T26">completely devoid of nutrients.45 Other bacteria nourish themselves on </text:span></text:p>
      <text:p text:style-name="P56"><text:span text:style-name="T26">nothing more than "bare rock and water</text:span><text:span text:style-name="T21">” </text:span><text:span text:style-name="T26">at depths of </text:span><text:span text:style-name="T43">u</text:span><text:span text:style-name="T26">p to 1</text:span><text:span text:style-name="T25">.7 </text:span><text:span text:style-name="T26">miles beneath the surface of the continents.46 Everyone knows that there are organisms called parasites that find a home within other organisms, but many people may be surprised to learn that there are parasites that live in or on other parasites; in fact, there are parasites of parasites of parasites of parasites. 47 </text:span></text:p>
      <text:p text:style-name="P57"><text:span text:style-name="T26">So, naturalists observe, a flea Has smaller fleas that on him prey; And these have smaller still to bite 'em, An</text:span><text:span text:style-name="T43">d </text:span><text:span text:style-name="T26">so proceed </text:span><text:span text:style-name="T25">ad infinitum.4</text:span><text:span text:style-name="T26">8 </text:span></text:p>
      <text:p text:style-name="P131">Needless to say, there do exist limits to the conditions under which life can survive. E.g., it has been questioned whether there can ever be a "general mechanism by which any conventional protein could be made </text:p>
      <text:p text:style-name="P58"><text:span text:style-name="T26">ANTI-Tec</text:span><text:span text:style-name="T43">h </text:span><text:span text:style-name="T26">REVOLUTION </text:span></text:p>
      <text:p text:style-name="P133">stable and functional at temperatures above 100° C.949 Yet some organ isms do live at temperatures as high as 113° C., though none is known to survive and reproduce at a higher temperature. 50 </text:p>
      <text:p text:style-name="P134">Like biological organisms, the world's leading human self-prop systems exploit every opportunity, utilize every resource, and invade every corner where they can find anything that will be of use to them in their endless search for power. And as technology advances, more and more <text:soft-page-break/>of what formerly seemed useless turns out to be useful after all, so that more and more resources are extracted, more and more corners are invaded, and more and more destructive consequences follow. For example: </text:p>
      <text:p text:style-name="P59"><text:span text:style-name="T26">When humans made no use of metals other than iron meteorites, or nuggets of gold or copper that might be found by chance, the only mining activity consisted in the digging-out of rocks such as flint or obsidian that were used to make tools. But once people had learned to utilize metals on a large scale the destructive effects of mining became evident. Certainly by the 16th century, and probably much earlier, it was clearly recognized that mining poisoned streams and rivers and ruined the countryside where it occurred. 51 But in those days mining affected only a few districts where there were known deposits of relatively high-grade ore, and people who lived elsewhere probably never gave a thought to the damage caused by the extraction of metals. In recent times, however, more sophisticated means of detecting deposits of valuable minerals have been devised, 52 as well as methods for utilizing low-grade ores that formerly were left undisturbed because the extraction of metal from them was too difficult to be profit able.53 As a result of these developments mining activities have continually invaded new areas, and severe environmental damage has followed.54 It is said that the water flowing out of many old mining sites is so heavily contaminated that it will have to be treated "forever</text:span><text:span text:style-name="T21">” </text:span><text:span text:style-name="T26">to remove the toxic metals.55 Of course, it won't be treated forever, and when the treatment stops, rivers will be irremediably poisoned. </text:span></text:p>
      <text:p text:style-name="P60"><text:span text:style-name="T26">Mining activities are invading still other areas because new uses have been found for elements that several decades ago had few if any practical applications. Most of the </text:span><text:span text:style-name="T21">“</text:span><text:span text:style-name="T26">rare earth" elements were of limited utility before the middle of the 20th century, but they are now considered indispensable for many purposes. 56 The rare earth neodymium, for example, is needed in large quantities for the lightweight permanent magnets used in wind turbines.57 Unfortunately, most deposits of rare earths contain radioactive elements, hence the mining of these metals generates radioactive waste. 58 </text:span></text:p>
      <text:p text:style-name="P61">ex </text:p>
      <text:p text:style-name="P62">eans </text:p>
      <text:p text:style-name="P63"><text:span text:style-name="T26">CHAPT</text:span><text:span text:style-name="T42">E</text:span><text:span text:style-name="T43">R </text:span><text:span text:style-name="T26">Two: PART IV </text:span></text:p>
      <text:p text:style-name="P135">The mining of rare earths also leads to other environmental problems, similar to those that are characteristic of mining generally.59 </text:p>
      <text:p text:style-name="P64"><text:span text:style-name="T26">In quantitative terms, at least, uranium was of little importance prior to the development of atomic weapons and nuclear power-plants; it is now mined on a large scale. Relatively small amounts of arsenic were no doubt sufficient for medical applications and for the manufacture of rat poison and artists' pigments, but today the element is used in large quantities, e.g., to harden lead alloys and as a wood preservative. Fence posts treated with cupric arsenate are extremely common in the western United States there must be many millions of them. These posts last far longer than untreated ones, but they are not indestructible. They will eventually disin tegrate, and when they do the arsenic they contain will spread through our environment. Large-scale mining and utilization of other toxic and</text:span><text:span text:style-name="T25">/ </text:span><text:span text:style-name="T26">or carcinogenic elements such as mercury, lead, and cadmium </text:span><text:soft-page-break/><text:span text:style-name="T26">are likewise spreading them everywhere. Cleanup efforts are so puny in relation to the magnitude of the problem that they are little better than a joke. </text:span></text:p>
      <text:p text:style-name="P65"><text:span text:style-name="T26">The extraction and processing of other resources have followed similar trajectories. Petroleum, long known as a substance that seeped from the ground in places, originally had few uses. But during the 19th century it was discovered that kerosene, distilled from petroleum, could be burned for illumination in lamps, and for that purpose was superior to wha</text:span><text:span text:style-name="T42">l</text:span><text:span text:style-name="T26">e oil. As a result of this discovery the first "oil well</text:span><text:span text:style-name="T21">” </text:span><text:span text:style-name="T26">was drilled in Pennsylvania in 1859, and drilling elsewhere soon followed. The petroleum industry at that time was based ma</text:span><text:span text:style-name="T42">inl</text:span><text:span text:style-name="T26">y on kerosene; there was little demand for other petroleum products, such as natural gas and gasoline. But natural gas later came to be used on a large scale for heating, cooking, and illumination, and after the advent of the gasoline-powered automobile around the begin ning of the 20th century the petroleum industry won a position of central importance in the economy of the industrialized world. From that time on, new uses for petroleum products have continually been discovered. In addition, processes have been developed for transforming hydrocarbons so that formerly useless petroleum dist</text:span><text:span text:style-name="T42">ill</text:span><text:span text:style-name="T26">ates can be turned into useful prod ucts, and oil deposits that, because of their undesirable characteristics (e.g., high sulfur content), might not have been worth extracting, can now be made valuable.61 </text:span></text:p>
      <text:p text:style-name="P36"><text:span text:style-name="T26">Oil companies have come up with ever more sophist</text:span><text:span text:style-name="T42">i</text:span><text:span text:style-name="T26">cated methods for locating petroleum deposits, and this is one of the reasons why esti mates of "known oil reserves</text:span><text:span text:style-name="T21">” </text:span><text:span text:style-name="T26">keep increasing. But the estimates also </text:span></text:p>
      <text:p text:style-name="P67">70 </text:p>
      <text:p text:style-name="P68"><text:span text:style-name="T25">A</text:span><text:span text:style-name="T26">NTI-T</text:span><text:span text:style-name="T42">EC</text:span><text:span text:style-name="T43">H </text:span><text:span text:style-name="T26">REVOLUTION </text:span></text:p>
      <text:p text:style-name="P69"><text:span text:style-name="T26">increase because previously inaccessible petroleum is made accessible by n</text:span><text:span text:style-name="T43">e</text:span><text:span text:style-name="T26">w technologies that make it profitable to extract petroleum (including natural gas) from ever more difficult sources. Drillers penetrate deeper and deeper into the Earth's crust, and are even able to drill horizontally; "fracking</text:span><text:span text:style-name="T21">” </text:span><text:span text:style-name="T26">(hydraulic fracturing) releases new reserves of oil, and especially gas, from shale rock; techniques are under development for utilizing the vast deposits of methane hydrate found on the ocean floor. 62 As a result of all these technical advances more and more of the Earth's surface is raped by the petroleum industry, and for humans who get in the way it's just tough luck. Fracking, for example, is not a benign technique;63 among other things, wastewater disposal associated with fracking causes earthquakes. 64 </text:span></text:p>
      <text:p text:style-name="P70"><text:span text:style-name="T26">Anyone who thinks the technological world-system is ever going to stop burning fossil fuels (while any are left) is dreaming:65 But whether or not the system ever renounces such fuels, other destructive sources of</text:span><text:span text:style-name="T43">. </text:span><text:span text:style-name="T26">energy will be utilized. Nuclear power-plants generate radioactive waste; no provably safe way of disposing of such waste has yet been identified, 66 and the world's leading self-prop systems aren't even trying very hard to find a permanent home for the accumulating radioactive garbage. Of course, the self-prop systems need energy for the maintenance of their power here and now, whereas radioactive waste represents only a danger for the future and, as we've emphasized, natural selection favors self-prop systems that compete for power in the present with little regard for long term consequences. So nuclear power-plants continue to be built, while the prob</text:span><text:span text:style-name="T42">l</text:span><text:span text:style-name="T26">em of dealing with their burned-out fuel is largely neglected. In </text:span><text:soft-page-break/><text:span text:style-name="T26">fact, the problem of nuclear waste is on track to become totally unmanage able because, instead of a few of the big, old-style reactors, numerous small ones (</text:span><text:span text:style-name="T21">“</text:span><text:span text:style-name="T26">mini-nukes</text:span><text:span text:style-name="T21">”</text:span><text:span text:style-name="T26">) will soon be built, 68 so that every little town can have its own nuclear power-plant.69 With the big, old-style reactors at least the radioactive wastes have been concentrated at a relatively small number of sites, but with numerous min</text:span><text:span text:style-name="T42">i-nuk</text:span><text:span text:style-name="T26">es scattered over the world radioactive wastes will be everywhere. One would have to be extraordinarily naïve, or else gifted with a remarkable capacity for self-deception, to believe that each little two-bit burg is going to handle its nuclear waste responsibly. In practice, much of the radioactive material will escape into the environment. </text:span></text:p>
      <text:p text:style-name="P71"><text:span text:style-name="T26">"Green" energy sources aren't going to wean the system from its dependence on fossil fuels and nuc</text:span><text:span text:style-name="T42">l</text:span><text:span text:style-name="T26">ear power. But even if they did, green ener</text:span><text:span text:style-name="T44">g</text:span><text:span text:style-name="T26">y sources don't look so green when one examines them closely. “There's no free lunch when it comes to meeting our energy needs," says </text:span></text:p>
      <text:p text:style-name="P72"><text:span text:style-name="T26">CHAPTER T</text:span><text:span text:style-name="T43">wo</text:span><text:span text:style-name="T26">: PART IV </text:span></text:p>
      <text:p text:style-name="P136">the director of the Natural Resources Defense Council's land program. “To get energy, we need to do things that will have impacts.”70 </text:p>
      <text:p text:style-name="P73"><text:span text:style-name="T26">The construction of wind farms entails the creation of radioactive waste because, as noted earlier, the lightweight permanent magnets in wind turbines require the rare-earth element neodymium. In addition, wind farms kill numerous birds, which fly into the "propellers</text:span><text:span text:style-name="T21">” </text:span><text:span text:style-name="T26">of the turbines.71 Large numbers of new wind-farms are planned in the U.S., China, and presumably other countries as well,72 and a likely result will be the extermination of many species of birds. “Shawn Smallwood, a Davis, Calif. ecologist and researcher (said:] “Just the sheer numbers of turbines we're talking about--we're going to be killing so many raptors until there are no more raptors in my opinion.”»73 Raptors play an important role in controlling rodent populations, so when the raptors are gone more pesti cides will have to be used to kill rodents. </text:span></text:p>
      <text:p text:style-name="P74"><text:span text:style-name="T26">The United States has been developing a military robot called the EATR that relies on green energy inasmuch as it "fuels itself by eating whatever biomass</text:span><text:span text:style-name="T21">”—</text:span><text:span text:style-name="T26">a renewable resource</text:span><text:span text:style-name="T21">—“</text:span><text:span text:style-name="T26">it finds around it.”74 But you can imagine the devastation that would result from a war fought by armies of robots that gobble for fuel whatever biomass they find. And if the biomass-gobbling technology is ever adapted to civilian use, it will endanger every living thing that can be used to satisfy the system's always ravenous appetite for energy. </text:span></text:p>
      <text:p text:style-name="P75"><text:span text:style-name="T26">But solar energy is harmless, right? Well, not quite, for solar panels compete with biological organisms for the light of the Sun. Let's recall what we pointed out earlier, that the technological system invariably expands until it is using all available energy, and then it demands more. If fossil fuels and nuclear pow</text:span><text:span text:style-name="T43">er</text:span><text:span text:style-name="T26">75 aren't going to sa</text:span><text:span text:style-name="T43">t</text:span><text:span text:style-name="T26">isfy the system's ever-growing demand for energy, then solar panels will be placed wher ever sunlight can be collected. This means, inter alia, that solar panels will progressively invade the habitats of living things, depriving them of sunlight and therefore killing most of them. This is not speculation. Plans </text:span><text:span text:style-name="T21">“</text:span><text:span text:style-name="T26">to create huge solar energy plants in the deserts</text:span><text:span text:style-name="T21">” </text:span><text:span text:style-name="T26">of the western United States--"prime habitat for threatened plants and animals</text:span><text:span text:style-name="T21">”</text:span><text:span text:style-name="T26">76</text:span><text:span text:style-name="T21">—</text:span><text:span text:style-name="T26">are already being carried out.77 In 2011 Janine Blaeloch, executive director of the Western Lands Project, predicted: </text:span><text:span text:style-name="T21">“</text:span><text:span text:style-name="T26">These [solar energy] plants will introduce a huge amount of damage to our public land and habitat.</text:span><text:span text:style-name="T21">”</text:span><text:span text:style-name="T26">78 There is reason to believe that Blaeloch's </text:span><text:soft-page-break/><text:span text:style-name="T26">prediction is beginning to come true.79 And remember, the system's appetite for energy is insatiable: In all </text:span></text:p>
      <text:p text:style-name="P137">ANTI-TECH REVOLUTION </text:p>
      <text:p text:style-name="P138">probability the development of solar energy will expand until there is no habitat left for living organisms other than the domesticated crops that the system grows to satisfy its own needs. </text:p>
      <text:p text:style-name="P76"><text:span text:style-name="T26">But there is much more to be taken into account. Notwithstanding the folly of Ray Kurzweils fantasies of a future technological utopia, he is absolutely right about some things. He quite correctly points out that in thinking about the future most people make two errors: (i) They </text:span><text:span text:style-name="T21">“</text:span><text:span text:style-name="T26">consider the transformations that will result from a single trend (or from several specified trends that are already evident] in today's world as if nothing else will change. ”80 And (ii) th</text:span><text:span text:style-name="T43">e</text:span><text:span text:style-name="T26">y </text:span><text:span text:style-name="T21">“</text:span><text:span text:style-name="T26">intuitively assume that the current rate of progress will continue for future periods,” neglecting the unending </text:span><text:span text:style-name="T25">accel eration </text:span><text:span text:style-name="T26">of technological development. 81 In order to avoid falling into these errors ourselves, we have to remember that the assaults on the terrestrial environment that are known and observable </text:span><text:span text:style-name="T25">now </text:span><text:span text:style-name="T26">will not in future be the only ones. Just as the use of petroleum distillates in internal combustion engines was undreamed of before 1860 at the earliest,82 just as the use of uranium as fuel was undreamed of before the discovery of nuclear fission in 1938–39,83 just as most uses of the rare earths were undreamed of until recent decades, so there will be future uses of resources, future ways of exploiting the environment, future corners for the technological system to invade that at present are still undreamed of. In attempting to estimate the coming damage to our environment, we can't just project into the future the effects of currently known causes of environmental harm; we have to assume that new causes of environmental harm, which no one today can even imagine, will emerge in the future. Moreover, we have to remember that the growth of technology, and with it the exacerbation of the harm that technology does to our environment, will accelerate ever more rapidly over the coming decades. All this being taken into consideration we have to conclude that, in all probability, little or nothing on our planet will much longer remain free of gross disruption by the technological system. </text:span></text:p>
      <text:p text:style-name="P77"><text:span text:style-name="T43">: </text:span><text:span text:style-name="T26">Most people take our atmosphere for granted, as if Providence had decreed once and for all that air should consist of 78% nitrogen, 21% oxygen, and 1% other gass</text:span><text:span text:style-name="T43">e</text:span><text:span text:style-name="T26">s. In reality our atmosphere in its present form was created, and is still maintained, through the action of living things. 84 Originally the atmosphere contained far more carbon dioxide than it does today, 85 and we may wonder why the greenhouse effect didn't make the Earth too hot for life ever to begin. The answer, presumably, is that the Sun at that time radiated much less energy than it does now.86 In any case, it </text:span></text:p>
      <text:p text:style-name="P139">CHAPTER Two: PART IV </text:p>
      <text:p text:style-name="P78">was the biosphere that took the excess carbon dioxide out of the air: </text:p>
      <text:p text:style-name="P79"><text:span text:style-name="T26">As primitive bacteria and cyanobacteria had, through photosynthesis or related life processes, captured atmospheric carbon, depositing it on the seafloor, carbon was removed from the atmosphere. .</text:span><text:span text:style-name="T43">.. </text:span></text:p>
      <text:p text:style-name="P140"><text:soft-page-break/>Cyanobacteria also were the first organisms to utilize water as a source of electrons and hydrogen in the photosynthetic process. Free oxy gen was released as a result of this reaction and began to accumulate in the atmosphere, allowing oxygen-dependent life-forms to evolve. 87 </text:p>
      <text:p text:style-name="P80"/>
      <text:p text:style-name="P81"><text:span text:style-name="T26">Biological processes also affect the amount of methane in the atmo sphere,88 and let's remember that methane has a far more powerful effect in promoting global warming than carbon dioxide does.89 On the other hand, some experts claim that 3.7 billion years ago certain microbes gener ated large quantities of methane that, instead of warming the planet</text:span><text:span text:style-name="T25">, cooled </text:span><text:span text:style-name="T26">it by creating clouds that reflected sunlight back into space. Supposedly, the Earth narrowly escaped becoming too cold for the survival of life. 90 However that may be, it's evident that a really radical disruption of the biosphere could cause an atmospheric disaster: a lack of oxygen, a concen tration of toxic gasses such as methane or ammonia, a deficiency or an excess of carbon dioxide that would make our planet too cold or too hot to support life. </text:span></text:p>
      <text:p text:style-name="P82"><text:span text:style-name="T26">At present, the most im</text:span><text:span text:style-name="T42">mi</text:span><text:span text:style-name="T26">nent danger seems to be the possible overheating of the Earth through an excess in the atmosphere of carbon dioxide and perhaps methane. 91 Just how hot might the Earth get if humans continue to burn fossil fuels? About 56 million years ago there was a massive increase in the amount of carbon d</text:span><text:span text:style-name="T42">ioxi</text:span><text:span text:style-name="T26">de in our atmosphere, estimated to be roughly equal to the amount that would be added now if humans burned off </text:span><text:span text:style-name="T21">“</text:span><text:span text:style-name="T26">all the Earth's reserves of coal, oil, and natural gas."92 The result was a radical change in the terrestrial environment, including a 90 F (5° C) rise in average temperatures93 and the flooding of substantial parts of the continents.94 There weren't any mass extinctions,95 but this should give us no sense of security about the future of the biosphere, because we can't assume that the effect of adding a given amount of carbon dioxide to the atmosphere today will be the same as what it was 56 million years ago. % </text:span></text:p>
      <text:p text:style-name="P141">The carbon dioxide added to the atmosphere 56 million years ago was probably added relatively slowly, over thousands of years. 97 If humans </text:p>
      <text:p text:style-name="P142">ANTI-TECH REVOLUTION </text:p>
      <text:p text:style-name="P37"><text:span text:style-name="T26">now burn off all petroleum reserves they undoubtedly will do so in a small fraction of that time, hence living organisms will have little opportunity to adapt to their changed environment. Moreover, the presumed equiv alence of the amount of carbon dioxide being released today with what was released 56 million years ago is based on an estimate of the Earth's fossil-fuel reserves that almost certainly is far too low, for new and unex pected deposits of oil and natural gas are cont</text:span><text:span text:style-name="T42">inua</text:span><text:span text:style-name="T26">lly being discovered and estimates of the reserves are correspondingly raised. Account must also be taken of other ways in which humans add carbon dioxide to the atmo sphere. For example, vast quantities of limestone are </text:span><text:span text:style-name="T21">“</text:span><text:span text:style-name="T26">burned</text:span><text:span text:style-name="T21">” </text:span><text:span text:style-name="T26">to make lime and portland cemento: CaCO, </text:span><text:span text:style-name="T21">→ </text:span><text:span text:style-name="T26">CaO + CO,. It'</text:span><text:span text:style-name="T42">s </text:span><text:span text:style-name="T26">not clear how much of the carbon dioxide (CO2) is eventually recaptured by the lime (Cao) or how long that takes. </text:span></text:p>
      <text:p text:style-name="P83"><text:soft-page-break/><text:span text:style-name="T26">But even if the Earth warms no more than it did 56 million years ago, the consequences will be unacceptable to the powerful classes in our society. The world's dominant self-prop systems will therefore resort to "geo-engineering,</text:span><text:span text:style-name="T21">” </text:span><text:span text:style-name="T26">that is, to a system of artificial manipulation of the atmosphere designed to keep temperatures within acceptable limits. 99 The implementation of geo-engineering will entail immediate, desperate risks, 100 and even if no immediate disaster ensues the eventual conse quences very likely will be catastrophic.101 </text:span></text:p>
      <text:p text:style-name="P84"><text:span text:style-name="T26">Chlorofluorocarbons (“CFCs”) have been phased out by interna tional agreement in order to allow the ozone layer, which protects living organisms from the Sun's ultraviolet radiation, to recover from the damage it ha</text:span><text:span text:style-name="T42">s </text:span><text:span text:style-name="T26">suffered in the past. The program has been a clear success, 102 and some people have su</text:span><text:span text:style-name="T44">gg</text:span><text:span text:style-name="T26">ested that the ozone agreement could provide a "template" for an international treaty to limit carbon-</text:span><text:span text:style-name="T42">dioxi</text:span><text:span text:style-name="T26">de emissions.103 But the agreement to phase out CFCs was possible only because CFCs are of relatively minor economic importance and substitutes for them can be found.104 Fossil fuels on the other hand are of central importance in the economies of all industrialized nations and those that are in the process of industrializing; consequently it is safe to say that whatever is done about the greenhouse effect will be too little and too late. </text:span></text:p>
      <text:p text:style-name="P85"><text:span text:style-name="T26">To the greenhouse effect we have to add numerous other factors that tend to disrupt the biosphere. As we've seen, living organisms will b</text:span><text:span text:style-name="T43">e </text:span><text:span text:style-name="T26">progressively robbed of sunlight by continual expansion of the system's solar-energy installations. There will be no limit to the conta</text:span><text:span text:style-name="T42">mina</text:span><text:span text:style-name="T26">tion of our environment with radioactive waste, with toxic elements such as lead, </text:span></text:p>
      <text:p text:style-name="P86">la </text:p>
      <text:p text:style-name="P87"><text:span text:style-name="T26">CHAPTER Tw</text:span><text:span text:style-name="T25">o</text:span><text:span text:style-name="T26">: PART IV </text:span></text:p>
      <text:p text:style-name="P143">arsenic, mercury, and cadmium,105 and with a variety of poisonous chemical compounds.106 There will be oil spills from time to time, since the safety measures taken by the petroleum industry are never quite sufficient,107 and in some parts of the world the industry doesn't even make any serious effort to prevent spills.108 </text:p>
      <text:p text:style-name="P66"><text:span text:style-name="T26">The foregoing effects of the technological system's activities have long been recognized as harmful, but there can be little doubt that many effects not recognized as harmful today will turn out to be harmful tomorrow, for this has often happened in the past.109 </text:span><text:span text:style-name="T21">“</text:span><text:span text:style-name="T26">It has been estimated that the modern sediment loads of the rivers draining into the Atlantic Ocean may be four to five times greater than the prehistoric rates because of the effects of human activity."110 How, in the long run, will this affect life in the ocean? Does anyone know? Genes from genetically engineered organ isms can, and almost certainly will, be passed to wild plants or an</text:span><text:span text:style-name="T42">im</text:span><text:span text:style-name="T26">als.111 What will be the ultimate consequences for the biosphere of this “genetic pollution?" No one knows. Even if these and other effects turn out to be harmless when considered separately and individually, all of t</text:span><text:span text:style-name="T43">h</text:span><text:span text:style-name="T26">e </text:span><text:span text:style-name="T21">“</text:span><text:span text:style-name="T26">harm less” effects of the system's activities taken together wi</text:span><text:span text:style-name="T43">l</text:span><text:span text:style-name="T26">l surely bring about major alterations in the biosphere. </text:span></text:p>
      <text:p text:style-name="P88"><text:span text:style-name="T26">Here we've done no more than scratch the surface. A full assessment of the w</text:span><text:span text:style-name="T43">a</text:span><text:span text:style-name="T26">ys in which the functioning of the technological world-system currently threatens to disrupt the biosphere would require a vast amount of research, and the results wo</text:span><text:span text:style-name="T42">ul</text:span><text:span text:style-name="T26">d fill several volumes. Will all of these factors add up to a disruption of the biosphere sufficient to prevent it from performing its </text:span><text:soft-page-break/><text:span text:style-name="T26">function in maintaining the present composition of our atmosphere? It's anybody's guess. But that's not all: Let'</text:span><text:span text:style-name="T42">s </text:span><text:span text:style-name="T26">not forget that the technological system is still in its infancy in comparison with what it will become over the next several decades. At a rapidly accelerating pace and in ways that no one has yet imagined, we can expect the world's leading self-prop systems to find more and more opportunities to exploit, more and more resources to extract, more and more corners to invade, until little or nothing on this planet is left free of technological intervention-intervention that will be carried out in a mad quest for immediate increments of power and without regard to long-term consequences. In the opinion of this writer, there is a strong probability that if the biosphere is not destroyed outright it will at least be rendered incapable of maintaining any reasonable approximation to the present composition of our atmosphere, without which none of the more complex forms of life on this planet will be able to survive. </text:span></text:p>
      <text:p text:style-name="P89">mint the biosphames. Will all of the performing </text:p>
      <text:p text:style-name="P90"><text:span text:style-name="T25">7</text:span><text:span text:style-name="T26">6 </text:span></text:p>
      <text:p text:style-name="P91">. </text:p>
      <text:p text:style-name="P92"><text:span text:style-name="T26">ANTI-T</text:span><text:span text:style-name="T42">e</text:span><text:span text:style-name="T43">ch </text:span><text:span text:style-name="T26">REVOLUTI</text:span><text:span text:style-name="T42">ON </text:span></text:p>
      <text:p text:style-name="P144">One plausible outcome might be that the Earth will end up like the planet Venus: </text:p>
      <text:p text:style-name="P93"><text:span text:style-name="T26">It has been suggested that the climate of the Earth could be ultimately unstable. Addition of gasses capable of trapping heat could accelerate the release of H2O and raise the temperature to a point where the oceans would evaporate.... Some believe that such changes may have occurred on Venus.... Venus is a striking example of the importance of the greenhouse effect. Its atmosphere contains a large concentration of CO2 [= carbon dioxide)...</text:span><text:span text:style-name="T43">. </text:span><text:span text:style-name="T26">[T]he Venusian surface temperature is much hotter than the Earth's</text:span><text:span text:style-name="T21">—</text:span><text:span text:style-name="T26">about 780° K [5070 C or 9440 F)-in spite of the fact that Venus absorbs less energy from the Sun because of its ubiquitous cloud cover.... "11</text:span><text:span text:style-name="T25">2 </text:span></text:p>
      <text:p text:style-name="P94"><text:span text:style-name="T26">To sum up the thesis of this part of the present chapter: If the devel opment of the technological world-system is allowed to proceed to its logical conclusion, it will in all probability leave the Earth un</text:span><text:span text:style-name="T42">i</text:span><text:span text:style-name="T26">nhabitable for all of the more complex forms of life as we know them today. This admittedly remains unproven; it represents the author's personal opinion. But the facts and arguments offered here are enough at least to show that the opinion can be entertained as a plausible hypothesis, and that it would be rash to assume without further proof that the denouement we are facing will be no worse than earlier extinction events in the Earth's history. </text:span></text:p>
      <text:p text:style-name="P95"><text:span text:style-name="T26">What can be taken as a near certainty is that—</text:span><text:span text:style-name="T25">if </text:span><text:span text:style-name="T26">the development of the technological system is allowed to proceed to its logical conclu sion—the outcome for the biosphere will be thoroughly devastating; if it isn't worse than the extinction event at the end of the Cretaceous when the dinosaurs disappeared, it can't be much better; if any humans are left alive, they will be very few; and the technological system itself will be dead. </text:span></text:p>
      <text:p text:style-name="P96"><text:span text:style-name="T26">But note the reservation in the foregoing statement: </text:span><text:span text:style-name="T21">“</text:span><text:span text:style-name="T25">if </text:span><text:span text:style-name="T26">the devel opment of the technological system is allowed to proceed to its logical conclusion.”The author has occasionally been asked: </text:span><text:span text:style-name="T21">“</text:span><text:span text:style-name="T26">If the system is going to destroy itself anyway, then why bother to overthrow it?</text:span><text:span text:style-name="T21">” </text:span><text:span text:style-name="T26">The answer, of course, is that if the technological system were el</text:span><text:span text:style-name="T42">imina</text:span><text:span text:style-name="T26">ted </text:span><text:span text:style-name="T25">now </text:span><text:span text:style-name="T26">a great deal could still be </text:span><text:soft-page-break/><text:span text:style-name="T26">saved. The longer the system is allowed to continue its development, the worse will be the outcome for the biosphere and for the human race, and the greater will be the risk that the Earth will be left a dead planet. 113 </text:span></text:p>
      <text:p text:style-name="P97"><text:span text:style-name="T42">C</text:span><text:span text:style-name="T26">HAPTE</text:span><text:span text:style-name="T43">R </text:span><text:span text:style-name="T26">Tw</text:span><text:span text:style-name="T25">o</text:span><text:span text:style-name="T26">: PART V </text:span></text:p>
      <text:p text:style-name="P98"><text:span text:style-name="T26">V</text:span><text:span text:style-name="T25">. The techies</text:span><text:span text:style-name="T21">’ </text:span><text:span text:style-name="T25">wet-dreams. </text:span><text:span text:style-name="T26">There is a current of thought that appears to be carrying many technophiles out of the realm of science and into that of science fiction.114 For convenience, let's refer to those who ride this curre</text:span><text:span text:style-name="T43">n</text:span><text:span text:style-name="T26">t as "the techies."115 The current runs through several channels; not all techies think alike. What they have in common is that they take highly speculative ideas about the future of technology as near certainties, and on that basis predict the arrival within the next few decades of a kind of technological utopia. Some of the techies’ fantasies are astonishingly grandiose. For example, Ray Kurzweil believes that </text:span><text:span text:style-name="T21">“</text:span><text:span text:style-name="T26">[w]ithin a matter of centuries, human intelligence will have re-engineered and saturated all the matter in the universe."116 The writing of Kevin Kelly, another techie, is often so vague as to border on the meaningless, but he s</text:span><text:span text:style-name="T25">eem</text:span><text:span text:style-name="T26">s to say much the same thing that Kurzweil does about human conquest of the universe: </text:span><text:span text:style-name="T21">“</text:span><text:span text:style-name="T26">The universe is mostly empty because it is waiting to be filled with the products of life and the technium... ."</text:span><text:span text:style-name="T43">1</text:span><text:span text:style-name="T26">17 </text:span><text:span text:style-name="T21">“</text:span><text:span text:style-name="T26">The technium</text:span><text:span text:style-name="T21">” </text:span><text:span text:style-name="T26">is Kelly's name for the technological world-system that humans have created here on Earth.118 </text:span></text:p>
      <text:p text:style-name="P145">Most versions of the technological utopia include immortality (at least for techies) among their other marvels. The immortality to which the techies believe themselves destined is conceived in any one of three forms: </text:p>
      <text:p text:style-name="P146">(i) the indefinite preservation of the living human body as it exists today;119 </text:p>
      <text:p text:style-name="P147">(ii) the merging of humans with machines and the indefinite survival of the resulting man-machine hybrids;120 </text:p>
      <text:p text:style-name="P38"><text:span text:style-name="T26">(ii</text:span><text:span text:style-name="T43">i</text:span><text:span text:style-name="T26">) the “uploading</text:span><text:span text:style-name="T21">” </text:span><text:span text:style-name="T26">of minds from human brains into robots or computers, after which the uploaded minds are to live forever within the machines.121 </text:span></text:p>
      <text:p text:style-name="P99"><text:span text:style-name="T26">Of course, if the technological world-system is going to collapse in the not-too-distant future, as we've argued it must, then no one is going to achieve immortality in any form. But even assuming that we're wrong and that the technological world-system will survive indefinitely, the techies</text:span><text:span text:style-name="T21">’ </text:span><text:span text:style-name="T26">dream of an unlimited life-span is still illusory. We need not doubt that it will be technically feasible in the future to keep a human body, or a man-machine hybrid, alive indefinitely. It is seriously to be doubted that it will ever be feasible to upload</text:span><text:span text:style-name="T21">” </text:span><text:span text:style-name="T26">a human brain into electronic form with sufficient accuracy so that the uploaded entity can reasonably be regarded </text:span><text:span text:style-name="T43">a</text:span><text:span text:style-name="T26">s a functioning duplicate of the original brain. Nevertheless, we will assume in what follows that each of the solut</text:span><text:span text:style-name="T42">i</text:span><text:span text:style-name="T26">ons (i), (ii), and (iii) will </text:span></text:p>
      <text:p text:style-name="P100"><text:span text:style-name="T26">A</text:span><text:span text:style-name="T42">N</text:span><text:span text:style-name="T26">TI-TEC</text:span><text:span text:style-name="T43">H </text:span><text:span text:style-name="T26">REVOLUTION </text:span></text:p>
      <text:p text:style-name="P101">assui </text:p>
      <text:p text:style-name="P39">become technically feasible at some time within the next several decades. </text:p>
      <text:p text:style-name="P102"><text:soft-page-break/><text:span text:style-name="T26">It is an index of the techies</text:span><text:span text:style-name="T21">’ </text:span><text:span text:style-name="T26">self-deception that they habitually assume that anything they consider desirable will actually be done when it becomes technically feasible. Of course, there are lots of wonderful things that already are and for a long time have been technically feasible, but don't get done. Intelligent people have said again and again: </text:span><text:span text:style-name="T21">“</text:span><text:span text:style-name="T26">How easily men could make things much better than they are-if they only all tried together!"122 But people never do "all try together," because the principle of natural selection guarantees that self-prop systems will act mainly for their own survival and propagation in competition wi</text:span><text:span text:style-name="T43">t</text:span><text:span text:style-name="T26">h other self-prop </text:span></text:p>
      <text:p text:style-name="P148">· systems, and will not sacrifice competitive advantages for the achievement of philanthropic goals.123 </text:p>
      <text:p text:style-name="P103"><text:span text:style-name="T26">Because immortality, as the techies conceive it, will be technically feasible, the techies take it for granted that some system to which they belong can and will keep them alive indefinitely, or </text:span><text:span text:style-name="T43">p</text:span><text:span text:style-name="T26">rovide them with what they need to keep themselves alive. Today it would no doubt be tech nically feasible to provide everyone in the world with everything that he or she needs in the way of food, clothing, shelter, protection from violence, and what by present standards is considered adequate medical care-if only all of the world's more important self-propagating systems would devote themselves unreservedly to that t</text:span><text:span text:style-name="T43">a</text:span><text:span text:style-name="T26">sk. But that never happens, because the self-prop systems are occupied primarily with the endless struggle for power and therefore act philanthropically only when it is to their advantage to do so. That's why billions of people in the world today suffer from malnutrition, or are exposed to violence, or lack what is consid ered adequate medical care. </text:span></text:p>
      <text:p text:style-name="P149">In view of all this, it is patently absurd to suppose that the tech nological world-system is ever going to provide seven billion human beings with everything they need to stay alive indefinitely. If the projected immortality were possible at all, it could only be for some tiny subset of the seven billion-an elite minority. Some techies acknowledge this.124 One has to suspect that a great many more recognize it but refrain from acknowledging it openly, for it is obviously imprudent to tell the public that immortality will be for an elite minority only and that ordinary people will be left out. </text:p>
      <text:p text:style-name="P150">The techies of course assume that they themselves will be included in the elite minority that supposedly will be kept alive indefinitely. What they find convenient to overlook is that self-prop systems, in the long run, </text:p>
      <text:p text:style-name="P104"><text:span text:style-name="T42">C</text:span><text:span text:style-name="T26">HAPTER Tw</text:span><text:span text:style-name="T25">o</text:span><text:span text:style-name="T26">: Part V </text:span></text:p>
      <text:p text:style-name="P40"><text:span text:style-name="T26">will take care of human beings</text:span><text:span text:style-name="T21">—</text:span><text:span text:style-name="T26">even members of the elite-only to the extent th</text:span><text:span text:style-name="T43">a</text:span><text:span text:style-name="T26">t it is to the systems' advantage to take care of them. When they are no longer useful to the dominant self-prop systems, hum</text:span><text:span text:style-name="T42">an</text:span><text:span text:style-name="T26">s elite or not-will be eliminated. In order to survive, humans not only will have to be useful; they will have to be more useful in relation to the cost of maintaining them</text:span><text:span text:style-name="T21">—</text:span><text:span text:style-name="T26">in other words, they will have to provide a better cost-versus-benefit balance—than any non-human substitutes. This is a tall order, for humans are far more costly to maintain than machines are 125 </text:span></text:p>
      <text:p text:style-name="P105"><text:span text:style-name="T26">It will be answered that many self-prop systems-governments, corporations, labor unions, etc.</text:span><text:span text:style-name="T21">—</text:span><text:span text:style-name="T26">do take care of numerous individuals who are utterly useless to them: old people, people with severe mental or physical disabilities, even criminals serving life sentences. But this is only </text:span><text:soft-page-break/><text:span text:style-name="T26">because the systems in question still need the services of the majority of people in order to function. Humans have been endowed by evolution with feelings of compassion, because hunting-and-gathering bands thrive best when their members show consideration for one another and help one another.126 As long as self-prop systems still need people, it would be to the systems' disadvantage to offend the compassionate feelings of the useful majority through ruthless treatment of the useless minority. More important than compassion, however, is the self-interest of human indi viduals: People would bitterly resent any system to which they belonged if they believed that when they grew old, or if they became disabled, they would be thrown on the trash-heap. </text:span></text:p>
      <text:p text:style-name="P106"><text:span text:style-name="T26">But when </text:span><text:span text:style-name="T25">all </text:span><text:span text:style-name="T26">people have become useless, self-prop systems will find no advantage in taking care of anyone. The techies themselves insist that machines will soon surpass humans in intelligence.127 When that happens, people will be superfluous and natural selection will favor systems that e</text:span><text:span text:style-name="T42">limi</text:span><text:span text:style-name="T26">nate them—if not abruptly, then in a series of stages so that the risk of rebellion will be minimized. </text:span></text:p>
      <text:p text:style-name="P54"><text:span text:style-name="T26">Even though the technological world-system still needs large numbers of people for the present, there are now more superfluous humans than there have been in the past because technolo</text:span><text:span text:style-name="T44">g</text:span><text:span text:style-name="T26">y has replaced people in many jobs and is making inroads even into occupations formerly thought to require human intelligence. 128 Consequently, under the pressure of economic competition, the world's dominant self-prop systems are already allowing a certain degree of callousness to creep into their treatment of superfluous individuals. In the United States and Europe, pensions and other benefits for retired, disabled, unemployed, and other unproductive </text:span></text:p>
      <text:p text:style-name="P10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urier New" svg:font-family="'Courier New'"/>
    <style:font-face style:name="Mangal1" svg:font-family="Mangal"/>
    <style:font-face style:name="Times New Roman1" svg:font-family="'Times New Roman'"/>
    <style:font-face style:name="나눔고딕" svg:font-family="나눔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2-26T11:30:21.863000000</dc:date>
    <meta:editing-duration>PT15H41M27S</meta:editing-duration>
    <meta:editing-cycles>149</meta:editing-cycles>
    <meta:document-statistic meta:table-count="0" meta:image-count="0" meta:object-count="0" meta:page-count="24" meta:paragraph-count="166" meta:word-count="19237" meta:character-count="57706" meta:non-whitespace-character-count="47319"/>
  </office:meta>
</office:document-meta>
</file>